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200000002000309F1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8" style:family="table">
      <style:table-properties style:width="6.925in" table:align="margins" fo:keep-with-next="always"/>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8.B1" style:family="table-cell">
      <style:table-cell-properties fo:background-color="#c0c0c0"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0.05pt solid #000000" fo:border-top="none" fo:border-bottom="0.05pt solid #000000"/>
    </style:style>
    <style:style style:name="Table8.A9" style:family="table-cell">
      <style:table-cell-properties fo:padding="0.0382in" fo:border-left="0.05pt solid #000000" fo:border-right="none" fo:border-top="none" fo:border-bottom="0.05pt solid #000000"/>
    </style:style>
    <style:style style:name="Table8.B9"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fo:keep-with-next="always"/>
    </style:style>
    <style:style style:name="Table3.A" style:family="table-column">
      <style:table-column-properties style:column-width="6.925in" style:rel-column-width="65535*"/>
    </style:style>
    <style:style style:name="Table3.A1" style:family="table-cell">
      <style:table-cell-properties fo:background-color="#c0c0c0" fo:padding="0.0382in" fo:border="0.05pt solid #000000">
        <style:background-image/>
      </style:table-cell-properties>
    </style:style>
    <style:style style:name="Table3.A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fo:keep-with-next="always"/>
    </style:style>
    <style:style style:name="Table5.A" style:family="table-column">
      <style:table-column-properties style:column-width="6.925in" style:rel-column-width="65535*"/>
    </style:style>
    <style:style style:name="Table5.A1" style:family="table-cell">
      <style:table-cell-properties fo:background-color="#c0c0c0" fo:padding="0.0382in" fo:border="0.05pt solid #000000">
        <style:background-image/>
      </style:table-cell-properties>
    </style:style>
    <style:style style:name="Table4" style:family="table">
      <style:table-properties style:width="6.925in" table:align="margins" fo:keep-with-next="always"/>
    </style:style>
    <style:style style:name="Table4.A" style:family="table-column">
      <style:table-column-properties style:column-width="6.925in" style:rel-column-width="65535*"/>
    </style:style>
    <style:style style:name="Table4.A1" style:family="table-cell">
      <style:table-cell-properties fo:background-color="#c0c0c0" fo:padding="0.0382in" fo:border="0.05pt solid #000000">
        <style:background-image/>
      </style:table-cell-properties>
    </style:style>
    <style:style style:name="Table4.A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fo:keep-with-next="always"/>
    </style:style>
    <style:style style:name="Table1.A" style:family="table-column">
      <style:table-column-properties style:column-width="6.925in" style:rel-column-width="65535*"/>
    </style:style>
    <style:style style:name="Table1.A1" style:family="table-cell">
      <style:table-cell-properties fo:background-color="#c0c0c0" fo:padding="0.0382in" fo:border="0.05pt solid #000000">
        <style:background-image/>
      </style:table-cell-properties>
    </style:style>
    <style:style style:name="P1" style:family="paragraph" style:parent-style-name="Table">
      <style:paragraph-properties fo:text-align="center" style:justify-single-word="false"/>
    </style:style>
    <style:style style:name="P2" style:family="paragraph" style:parent-style-name="Table">
      <style:text-properties fo:color="#ff0000"/>
    </style:style>
    <style:style style:name="P3" style:family="paragraph" style:parent-style-name="Table_20_Contents">
      <style:text-properties style:text-underline-style="none"/>
    </style:style>
    <style:style style:name="P4" style:family="paragraph" style:parent-style-name="Text_20_body">
      <style:text-properties fo:font-style="normal" fo:font-weight="bold" style:font-style-asian="normal" style:font-weight-asian="bold" style:font-style-complex="normal" style:font-weight-complex="bold"/>
    </style:style>
    <style:style style:name="P5" style:family="paragraph" style:parent-style-name="Text_20_body">
      <style:text-properties officeooo:paragraph-rsid="0013bb6a"/>
    </style:style>
    <style:style style:name="P6" style:family="paragraph" style:parent-style-name="Text_20_body">
      <style:text-properties officeooo:paragraph-rsid="00144c61"/>
    </style:style>
    <style:style style:name="P7" style:family="paragraph" style:parent-style-name="Text_20_body">
      <style:text-properties officeooo:paragraph-rsid="001bed7c"/>
    </style:style>
    <style:style style:name="P8" style:family="paragraph" style:parent-style-name="Text_20_body">
      <style:text-properties officeooo:paragraph-rsid="002074a9"/>
    </style:style>
    <style:style style:name="P9" style:family="paragraph" style:parent-style-name="Text_20_body">
      <style:paragraph-properties fo:break-before="page"/>
    </style:style>
    <style:style style:name="P10" style:family="paragraph" style:parent-style-name="Standard">
      <style:text-properties officeooo:rsid="000b9416" officeooo:paragraph-rsid="000b9416"/>
    </style:style>
    <style:style style:name="P11" style:family="paragraph" style:parent-style-name="Standard">
      <style:text-properties officeooo:rsid="000b9416" officeooo:paragraph-rsid="001bed7c"/>
    </style:style>
    <style:style style:name="P12" style:family="paragraph" style:parent-style-name="Standard">
      <style:text-properties officeooo:paragraph-rsid="000b9416"/>
    </style:style>
    <style:style style:name="P13" style:family="paragraph" style:parent-style-name="Standard">
      <style:text-properties officeooo:rsid="00101888" officeooo:paragraph-rsid="00155dd3"/>
    </style:style>
    <style:style style:name="P14" style:family="paragraph" style:parent-style-name="Standard">
      <style:text-properties officeooo:rsid="00101888" officeooo:paragraph-rsid="000b9416"/>
    </style:style>
    <style:style style:name="P15" style:family="paragraph" style:parent-style-name="Standard" style:list-style-name="L19">
      <style:text-properties officeooo:rsid="000b9416" officeooo:paragraph-rsid="000b9416"/>
    </style:style>
    <style:style style:name="P16" style:family="paragraph" style:parent-style-name="Heading_20_3">
      <style:text-properties officeooo:rsid="001ac5f1" officeooo:paragraph-rsid="001ac5f1"/>
    </style:style>
    <style:style style:name="P17" style:family="paragraph" style:parent-style-name="Heading_20_3">
      <style:text-properties officeooo:paragraph-rsid="0013bb6a"/>
    </style:style>
    <style:style style:name="P18" style:family="paragraph" style:parent-style-name="Heading_20_3">
      <style:text-properties officeooo:rsid="002074a9" officeooo:paragraph-rsid="002074a9"/>
    </style:style>
    <style:style style:name="P19" style:family="paragraph" style:parent-style-name="Heading_20_1">
      <style:text-properties officeooo:paragraph-rsid="000b9416"/>
    </style:style>
    <style:style style:name="P20" style:family="paragraph" style:parent-style-name="Heading_20_1">
      <style:text-properties officeooo:rsid="0025e797" officeooo:paragraph-rsid="0025e797"/>
    </style:style>
    <style:style style:name="P21" style:family="paragraph" style:parent-style-name="Heading_20_1">
      <style:paragraph-properties fo:break-before="page"/>
    </style:style>
    <style:style style:name="P22"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23" style:family="paragraph">
      <style:paragraph-properties fo:margin-left="0in" fo:margin-right="0in" fo:margin-top="0in" fo:margin-bottom="0in" fo:line-height="100%" fo:text-indent="0in"/>
    </style:style>
    <style:style style:name="P24" style:family="paragraph">
      <style:paragraph-properties fo:margin-left="0in" fo:margin-right="0in" fo:margin-top="0in" fo:margin-bottom="0in" fo:line-height="100%" fo:text-indent="0in"/>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25" style:family="paragraph">
      <style:paragraph-properties fo:margin-left="0in" fo:margin-right="0in" fo:margin-top="0in" fo:margin-bottom="0in" fo:line-height="100%" fo:text-align="center" fo:text-indent="0in"/>
    </style:style>
    <style:style style:name="P26"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style>
    <style:style style:name="T1" style:family="text">
      <style:text-properties fo:font-style="italic" style:font-style-asian="italic" style:font-style-complex="italic"/>
    </style:style>
    <style:style style:name="T2" style:family="text">
      <style:text-properties fo:font-style="italic" officeooo:rsid="0014d065" style:font-style-asian="italic" style:font-style-complex="italic"/>
    </style:style>
    <style:style style:name="T3" style:family="text">
      <style:text-properties fo:font-style="italic" style:text-underline-style="none" officeooo:rsid="00144c61"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4d065" style:font-style-asian="normal" style:font-style-complex="normal"/>
    </style:style>
    <style:style style:name="T6" style:family="text">
      <style:text-properties fo:font-style="normal" officeooo:rsid="0018dfb7" style:font-style-asian="normal" style:font-style-complex="normal"/>
    </style:style>
    <style:style style:name="T7" style:family="text">
      <style:text-properties fo:font-style="normal" officeooo:rsid="001907a9" style:font-style-asian="normal" style:font-style-complex="normal"/>
    </style:style>
    <style:style style:name="T8" style:family="text">
      <style:text-properties fo:font-style="normal" officeooo:rsid="002074a9"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fo:font-weight="bold" officeooo:rsid="0018dfb7" style:font-style-asian="normal" style:font-weight-asian="bold" style:font-style-complex="normal" style:font-weight-complex="bol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1907a9" style:font-style-asian="normal" style:font-weight-asian="normal" style:font-style-complex="normal" style:font-weight-complex="normal"/>
    </style:style>
    <style:style style:name="T13" style:family="text">
      <style:text-properties fo:font-style="normal" style:text-underline-style="solid" style:text-underline-width="auto" style:text-underline-color="font-color" officeooo:rsid="000b9416" style:font-style-asian="normal" style:font-style-complex="normal"/>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officeooo:rsid="0018dfb7"/>
    </style:style>
    <style:style style:name="T16" style:family="text">
      <style:text-properties style:text-underline-style="solid" style:text-underline-width="auto" style:text-underline-color="font-color" officeooo:rsid="002a5a01"/>
    </style:style>
    <style:style style:name="T17" style:family="text">
      <style:text-properties fo:font-weight="bold" style:font-weight-asian="bold" style:font-weight-complex="bold"/>
    </style:style>
    <style:style style:name="T18" style:family="text">
      <style:text-properties fo:font-weight="bold" officeooo:rsid="0012a255" style:font-weight-asian="bold" style:font-weight-complex="bold"/>
    </style:style>
    <style:style style:name="T19" style:family="text">
      <style:text-properties fo:font-weight="bold" officeooo:rsid="001907a9" style:font-weight-asian="bold" style:font-weight-complex="bold"/>
    </style:style>
    <style:style style:name="T20" style:family="text">
      <style:text-properties fo:font-weight="normal" style:font-weight-asian="normal" style:font-weight-complex="normal"/>
    </style:style>
    <style:style style:name="T21" style:family="text">
      <style:text-properties fo:font-weight="normal" officeooo:rsid="001907a9" style:font-weight-asian="normal" style:font-weight-complex="normal"/>
    </style:style>
    <style:style style:name="T22" style:family="text">
      <style:text-properties fo:font-weight="normal" officeooo:rsid="002074a9" style:font-weight-asian="normal" style:font-weight-complex="normal"/>
    </style:style>
    <style:style style:name="T23" style:family="text">
      <style:text-properties officeooo:rsid="000b9416"/>
    </style:style>
    <style:style style:name="T24" style:family="text">
      <style:text-properties officeooo:rsid="00101888"/>
    </style:style>
    <style:style style:name="T25" style:family="text">
      <style:text-properties officeooo:rsid="0012a255"/>
    </style:style>
    <style:style style:name="T26" style:family="text">
      <style:text-properties officeooo:rsid="0013bb6a"/>
    </style:style>
    <style:style style:name="T27" style:family="text">
      <style:text-properties officeooo:rsid="00144c61"/>
    </style:style>
    <style:style style:name="T28" style:family="text">
      <style:text-properties officeooo:rsid="0014d065"/>
    </style:style>
    <style:style style:name="T29" style:family="text">
      <style:text-properties officeooo:rsid="00155dd3"/>
    </style:style>
    <style:style style:name="T30" style:family="text">
      <style:text-properties officeooo:rsid="00173536"/>
    </style:style>
    <style:style style:name="T31" style:family="text">
      <style:text-properties officeooo:rsid="0018dfb7"/>
    </style:style>
    <style:style style:name="T32" style:family="text">
      <style:text-properties officeooo:rsid="001907a9"/>
    </style:style>
    <style:style style:name="T33" style:family="text">
      <style:text-properties officeooo:rsid="001bed7c"/>
    </style:style>
    <style:style style:name="T34" style:family="text">
      <style:text-properties officeooo:rsid="001d1fde"/>
    </style:style>
    <style:style style:name="T35" style:family="text">
      <style:text-properties officeooo:rsid="001ee354"/>
    </style:style>
    <style:style style:name="T36" style:family="text">
      <style:text-properties officeooo:rsid="002074a9"/>
    </style:style>
    <style:style style:name="T37" style:family="text">
      <style:text-properties officeooo:rsid="002807f9"/>
    </style:style>
    <style:style style:name="T38" style:family="text">
      <style:text-properties officeooo:rsid="002a5a01"/>
    </style:style>
    <style:style style:name="T39" style:family="text">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T40" style:family="text">
      <style:text-properties style:use-window-font-color="true" style:text-outline="false" style:text-line-through-style="none" style:text-line-through-type="none" style:font-name="Liberation Serif1" fo:font-size="12pt" fo:language="en" fo:country="US" fo:font-style="normal" fo:text-shadow="none" style:text-underline-style="none" fo:font-weight="normal" style:letter-kerning="true" style:font-name-asian="DejaVu Sans" style:font-size-asian="12pt" style:language-asian="en" style:country-asian="US" style:font-style-asian="normal" style:font-weight-asian="normal" style:font-name-complex="DejaVu Sans" style:font-size-complex="12pt" style:font-style-complex="normal" style:font-weight-complex="normal" style:text-emphasize="none" style:font-relief="none"/>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02in" svg:stroke-color="#000000" draw:marker-start="" draw:marker-start-width="0.1689in" draw:marker-start-center="false" draw:marker-end="" draw:marker-end-width="0.1689in" draw:marker-end-center="false" draw:fill="none" draw:fill-color="#99ccff" draw:textarea-horizontal-align="center" draw:textarea-vertical-align="middle" fo:padding-top="0.0689in" fo:padding-bottom="0.0689in" fo:padding-left="0.1181in" fo:padding-right="0.1181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083in" draw:marker-start-center="false" draw:marker-end="" draw:marker-end-width="0.1083in" draw:marker-end-center="false" draw:fill="solid" draw:fill-color="#000000"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083in" draw:marker-start-center="false" draw:marker-end="Arrow" draw:marker-end-width="0.148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0402in" svg:stroke-color="#ff0000" draw:marker-start="" draw:marker-start-width="0.1083in" draw:marker-start-center="false" draw:marker-end="" draw:marker-end-width="0.1083in" draw:marker-end-center="false" draw:fill="solid" draw:fill-color="#99ccff" draw:textarea-horizontal-align="center" draw:textarea-vertical-align="middle" fo:padding-top="0.0689in" fo:padding-bottom="0.0689in" fo:padding-left="0.1181in" fo:padding-right="0.1181in" draw:shadow="hidden" draw:shadow-offset-x="0.1181in" draw:shadow-offset-y="0.1181in" draw:shadow-color="#808080" style:run-through="foreground"/>
    </style:style>
    <style:style style:name="gr6" style:family="graphic">
      <style:graphic-properties draw:stroke="dash" draw:stroke-dash="Fine_20_Dashed" svg:stroke-width="0.0402in" svg:stroke-color="#000000" draw:marker-start="" draw:marker-start-width="0.1689in" draw:marker-start-center="false" draw:marker-end="" draw:marker-end-width="0.1689in" draw:marker-end-center="false" draw:fill="none" draw:fill-color="#99ccff" draw:textarea-horizontal-align="center" draw:textarea-vertical-align="middle" fo:padding-top="0.0689in" fo:padding-bottom="0.0689in" fo:padding-left="0.1181in" fo:padding-right="0.1181in" draw:shadow="hidden" draw:shadow-offset-x="0.1181in" draw:shadow-offset-y="0.1181in" draw:shadow-color="#808080" style:run-through="foreground"/>
    </style:style>
    <style:style style:name="gr7" style:family="graphic">
      <style:graphic-properties draw:stroke="dash" draw:stroke-dash="Fine_20_Dashed" svg:stroke-width="0.0402in" svg:stroke-color="#000000" draw:marker-start="" draw:marker-start-width="0.1083in" draw:marker-start-center="false" draw:marker-end="" draw:marker-end-width="0.1083in" draw:marker-end-center="false" draw:fill="none" draw:fill-color="#99ccff" draw:textarea-horizontal-align="center" draw:textarea-vertical-align="middle" fo:padding-top="0.0689in" fo:padding-bottom="0.0689in" fo:padding-left="0.1181in" fo:padding-right="0.1181in" draw:shadow="hidden" draw:shadow-offset-x="0.1181in" draw:shadow-offset-y="0.1181in" draw:shadow-color="#808080" style:run-through="foreground"/>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dash" draw:stroke-dash="Fine_20_Dashed" svg:stroke-width="0.0402in" svg:stroke-color="#000000" draw:marker-start="" draw:marker-start-width="0.139in" draw:marker-start-center="false" draw:marker-end="" draw:marker-end-width="0.139in" draw:marker-end-center="false" draw:fill="none" draw:fill-color="#99ccff" draw:textarea-horizontal-align="center" draw:textarea-vertical-align="middle" fo:padding-top="0.0689in" fo:padding-bottom="0.0689in" fo:padding-left="0.1181in" fo:padding-right="0.1181in" draw:shadow="hidden" draw:shadow-offset-x="0.1181in" draw:shadow-offset-y="0.1181in" draw:shadow-color="#808080" style:run-through="foreground"/>
    </style:style>
    <style:style style:name="gr10" style:family="graphic">
      <style:graphic-properties draw:stroke="solid" svg:stroke-width="0.0598in" svg:stroke-color="#ff3366" draw:marker-start="" draw:marker-start-width="0.1681in" draw:marker-start-center="false" draw:marker-end="" draw:marker-end-width="0.1681in" draw:marker-end-center="false" draw:fill="solid" draw:fill-color="#99ccff" draw:textarea-horizontal-align="center" draw:textarea-vertical-align="middle" fo:padding-top="0.0783in" fo:padding-bottom="0.0783in" fo:padding-left="0.128in" fo:padding-right="0.128in" draw:shadow="hidden" draw:shadow-offset-x="0.1181in" draw:shadow-offset-y="0.1181in" draw:shadow-color="#808080" style:run-through="foreground"/>
    </style:style>
    <style:style style:name="gr11" style:family="graphic">
      <style:graphic-properties draw:stroke="dash" draw:stroke-dash="Fine_20_Dashed" svg:stroke-width="0.0402in" svg:stroke-color="#000000" draw:marker-start="" draw:marker-start-width="0.139in" draw:marker-start-center="false" draw:marker-end="" draw:marker-end-width="0.139in" draw:marker-end-center="false" draw:fill="solid" draw:fill-color="#99ccff" draw:textarea-horizontal-align="center" draw:textarea-vertical-align="middle" fo:padding-top="0.0689in" fo:padding-bottom="0.0689in" fo:padding-left="0.1181in" fo:padding-right="0.1181in" draw:shadow="hidden" draw:shadow-offset-x="0.1181in" draw:shadow-offset-y="0.1181in" draw:shadow-color="#808080" style:run-through="foreground"/>
    </style:style>
    <style:style style:name="gr12" style:family="graphic">
      <style:graphic-properties draw:stroke="solid" svg:stroke-width="0.0402in" svg:stroke-color="#000000" draw:marker-start="" draw:marker-start-width="0.139in" draw:marker-start-center="false" draw:marker-end="" draw:marker-end-width="0.139in" draw:marker-end-center="false" draw:fill="none" draw:fill-color="#99ccff" draw:textarea-horizontal-align="center" draw:textarea-vertical-align="middle" fo:padding-top="0.0689in" fo:padding-bottom="0.0689in" fo:padding-left="0.1181in" fo:padding-right="0.1181in" draw:shadow="hidden" draw:shadow-offset-x="0.1181in" draw:shadow-offset-y="0.1181in" draw:shadow-color="#808080" style:run-through="foreground"/>
    </style:style>
    <style:style style:name="gr13" style:family="graphic">
      <style:graphic-properties draw:stroke="solid" svg:stroke-width="0in" svg:stroke-color="#000000" draw:marker-start="" draw:marker-start-width="0.1181in" draw:marker-start-center="false" draw:marker-end="" draw:marker-end-width="0.1181in" draw:marker-end-center="false" draw:fill="solid" draw:fill-color="#000000"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solid" svg:stroke-width="0.0398in" svg:stroke-color="#000000" draw:marker-start="" draw:marker-start-width="0.1772in" draw:marker-start-center="false" draw:marker-end="" draw:marker-end-width="0.1772in" draw:marker-end-center="false" draw:fill="none" draw:fill-color="#99ccff" draw:textarea-vertical-align="middle" draw:auto-grow-height="false" fo:min-height="0.2953in" fo:min-width="0.1965in" fo:padding-top="0.0689in" fo:padding-bottom="0.0689in" fo:padding-left="0.1181in" fo:padding-right="0.1181in" draw:shadow="hidden" draw:shadow-offset-x="0.1181in" draw:shadow-offset-y="0.1181in" draw:shadow-color="#808080" style:run-through="foreground"/>
    </style:style>
    <style:style style:name="gr15"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draw:stroke-dash="Ultrafine_20_2_20_Dots_20_3_20_Dashes" svg:stroke-width="0.0201in" svg:stroke-color="#000000" draw:marker-start="" draw:marker-start-width="0.139in" draw:marker-start-center="false" draw:marker-end="" draw:marker-end-width="0.139in" draw:marker-end-center="false" draw:fill="solid" draw:fill-color="#e6e6e6" draw:fill-image-width="0in" draw:fill-image-height="0in" draw:textarea-horizontal-align="justify" draw:textarea-vertical-align="middle" draw:auto-grow-height="false" draw:fit-to-contour="false" fo:padding-top="0.1098in" fo:padding-bottom="0.1098in" fo:padding-left="0.1098in" fo:padding-right="0.1098in" fo:wrap-option="wrap" draw:shadow="hidden" draw:shadow-offset-x="0.1181in" draw:shadow-offset-y="0.1181in" draw:shadow-color="#808080" style:run-through="foreground"/>
    </style:style>
    <style:style style:name="gr17" style:family="graphic">
      <style:graphic-properties draw:stroke="solid" draw:stroke-dash="Ultrafine_20_2_20_Dots_20_3_20_Dashes" svg:stroke-width="0.0402in" svg:stroke-color="#000000" draw:marker-start="" draw:marker-start-width="0.1689in" draw:marker-start-center="false" draw:marker-end="Arrow" draw:marker-end-width="0.2075in" draw:marker-end-center="false" draw:fill="solid" draw:fill-color="#e6e6e6" draw:fill-image-width="0in" draw:fill-image-height="0in" draw:textarea-horizontal-align="left" draw:textarea-vertical-align="top" draw:fit-to-contour="false" fo:padding-top="0.1193in" fo:padding-bottom="0.1193in" fo:padding-left="0.1193in" fo:padding-right="0.1193in" draw:shadow="hidden" draw:shadow-offset-x="0.1181in" draw:shadow-offset-y="0.1181in" draw:shadow-color="#808080" style:run-through="foreground"/>
    </style:style>
    <style:style style:name="gr18" style:family="graphic">
      <style:graphic-properties draw:stroke="solid" draw:stroke-dash="Ultrafine_20_2_20_Dots_20_3_20_Dashes" svg:stroke-width="0.0201in" svg:stroke-color="#000000" draw:marker-start="" draw:marker-start-width="0.139in" draw:marker-start-center="false" draw:marker-end="" draw:marker-end-width="0.139in" draw:marker-end-center="false" draw:fill="solid" draw:fill-color="#cccccc" draw:fill-image-width="0in" draw:fill-image-height="0in" draw:textarea-horizontal-align="justify" draw:textarea-vertical-align="middle" draw:auto-grow-height="false" draw:fit-to-contour="false" fo:padding-top="0.1098in" fo:padding-bottom="0.1098in" fo:padding-left="0.1098in" fo:padding-right="0.1098in" fo:wrap-option="wrap" draw:shadow="hidden" draw:shadow-offset-x="0.1181in" draw:shadow-offset-y="0.1181in" draw:shadow-color="#808080" style:run-through="foreground"/>
    </style:style>
    <style:style style:name="gr19" style:family="graphic">
      <style:graphic-properties draw:stroke="solid" draw:stroke-dash="Ultrafine_20_2_20_Dots_20_3_20_Dashes" svg:stroke-width="0.0201in" svg:stroke-color="#000000" draw:marker-start="" draw:marker-start-width="0.139in" draw:marker-start-center="false" draw:marker-end="" draw:marker-end-width="0.139in" draw:marker-end-center="false" draw:fill="none" draw:fill-color="#cccccc" draw:fill-image-width="0in" draw:fill-image-height="0in" draw:textarea-horizontal-align="justify" draw:textarea-vertical-align="middle" draw:auto-grow-height="false" draw:fit-to-contour="false" fo:padding-top="0.1098in" fo:padding-bottom="0.1098in" fo:padding-left="0.1098in" fo:padding-right="0.1098in" fo:wrap-option="wrap" draw:shadow="hidden" draw:shadow-offset-x="0.1181in" draw:shadow-offset-y="0.1181in" draw:shadow-color="#808080" style:run-through="foreground"/>
    </style:style>
    <style:style style:name="gr20" style:family="graphic">
      <style:graphic-properties draw:stroke="solid" draw:stroke-dash="Ultrafine_20_2_20_Dots_20_3_20_Dashes" svg:stroke-width="0.0398in" svg:stroke-color="#000000" draw:marker-start="" draw:marker-start-width="0.1791in" draw:marker-start-center="false" draw:marker-end="" draw:marker-end-width="0.1791in" draw:marker-end-center="false" draw:fill="solid" draw:fill-color="#e6e6e6" draw:fill-image-width="0in" draw:fill-image-height="0in" draw:textarea-horizontal-align="left" draw:textarea-vertical-align="top" draw:fit-to-contour="false" fo:padding-top="0.1193in" fo:padding-bottom="0.1193in" fo:padding-left="0.1193in" fo:padding-right="0.1193in" draw:shadow="hidden" draw:shadow-offset-x="0.1181in" draw:shadow-offset-y="0.1181in" draw:shadow-color="#808080" style:run-through="foreground"/>
    </style:style>
    <style:style style:name="gr21" style:family="graphic">
      <style:graphic-properties draw:stroke="solid" draw:stroke-dash="Ultrafine_20_2_20_Dots_20_3_20_Dashes" svg:stroke-width="0.0398in" svg:stroke-color="#000000" draw:marker-start="" draw:marker-start-width="0.1791in" draw:marker-start-center="false" draw:marker-end="Arrow" draw:marker-end-width="0.1772in" draw:marker-end-center="false" draw:fill="none" draw:fill-color="#e6e6e6" draw:fill-image-width="0in" draw:fill-image-height="0in" draw:textarea-horizontal-align="left" draw:textarea-vertical-align="top" draw:fit-to-contour="false" fo:padding-top="0.1193in" fo:padding-bottom="0.1193in" fo:padding-left="0.1193in" fo:padding-right="0.1193in" draw:shadow="hidden" draw:shadow-offset-x="0.1181in" draw:shadow-offset-y="0.1181in" draw:shadow-color="#808080" style:run-through="foreground"/>
    </style:style>
    <style:style style:name="gr22" style:family="graphic">
      <style:graphic-properties draw:stroke="solid" draw:stroke-dash="Ultrafine_20_Dotted_20__28_var_29_" svg:stroke-width="0.0398in" svg:stroke-color="#000000" draw:marker-start="" draw:marker-start-width="0.1791in" draw:marker-start-center="false" draw:marker-end="" draw:marker-end-width="0.1791in" draw:marker-end-center="false" draw:fill="solid" draw:fill-color="#e6e6e6" draw:fill-image-width="0in" draw:fill-image-height="0in" draw:textarea-horizontal-align="left" draw:textarea-vertical-align="top" draw:fit-to-contour="false" fo:padding-top="0.1193in" fo:padding-bottom="0.1193in" fo:padding-left="0.1193in" fo:padding-right="0.1193in" draw:shadow="hidden" draw:shadow-offset-x="0.1181in" draw:shadow-offset-y="0.1181in" draw:shadow-color="#808080" style:run-through="foreground"/>
    </style:style>
  </office:automatic-styles>
  <office:body>
    <office:text text:use-soft-page-breaks="tru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h text:style-name="P19" text:outline-level="1" text:is-list-header="true">I<text:span text:style-name="T23">NSTRUCTIONS for D</text:span>ivision of <text:span text:style-name="T23">C</text:span>ortical <text:span text:style-name="T23">L</text:span>abels <text:span text:style-name="T23">U</text:span>sing <text:span text:style-name="T13">divide_parcellation.py</text:span></text:h>
      <text:p text:style-name="Standard"/>
      <text:p text:style-name="Standard"/>
      <text:p text:style-name="Standard"/>
      <text:p text:style-name="Standard">Date: <text:span text:style-name="T23">13</text:span>/<text:span text:style-name="T23">7</text:span>/201<text:span text:style-name="T23">5</text:span></text:p>
      <text:p text:style-name="Standard"><text:span text:style-name="T24">Institution: NBE</text:span>, Aalto University</text:p>
      <text:p text:style-name="Standard">Author: Laitio, P. &lt;<text:a xlink:type="simple" xlink:href="mailto:pekka.laitio@aalto.fi">pekka.laitio@aalto.fi</text:a>&gt;</text:p>
      <text:p text:style-name="Standard"/>
      <text:p text:style-name="P12"/>
      <text:p text:style-name="P14"/>
      <text:p text:style-name="P10">The algorithm divides <text:span text:style-name="T37">cortical labels from </text:span>Freesurfer <text:span text:style-name="T37">annotation file</text:span> into smaller sublabels using MNE Python and PySurfer packages [1,2]. Both PCA and region growing (RG) algorithms with some homemade developments are utilized in the process. The region growing algorithm is partly modified to correspond to the algorithm introduced by L. Cammoun et al in [3].</text:p>
      <text:h text:style-name="P21" text:outline-level="1">Installation</text:h>
      <text:p text:style-name="Standard">The <text:span text:style-name="T25">NBE</text:span>-distributed <text:span text:style-name="T25">Python </text:span>module is<text:span text:style-name="T20"> </text:span><text:span text:style-name="T18">divide_</text:span><text:span text:style-name="T9">parcellation.py</text:span><text:span text:style-name="T11">.</text:span> <text:span text:style-name="T25">Required third party packages</text:span> <text:span text:style-name="T25">are listed</text:span> <text:span text:style-name="T25">in </text:span>Table 1. It is recommended to <text:span text:style-name="T25">first install</text:span> Canopy Enthought environment (<text:a xlink:type="simple" xlink:href="http://www.enthought.com/products/canopy">www.enthought.com/products/canopy</text:a>) and then install PySurfer (<text:a xlink:type="simple" xlink:href="http://pysurfer.github.io/">pysurfer.github.io</text:a>) and MNE <text:s/>Python (<text:a xlink:type="simple" xlink:href="http://martinos.org/mne/stable/mne-python">martinos.org/mne/stable/mne-python</text:a>) separately. All the other packages are included in Canopy Enthought <text:span text:style-name="T25">(also those required for MNE with Python)</text:span>.</text:p>
      <text:p text:style-name="Standard"/>
      <text:p text:style-name="Standard"/>
      <table:table table:name="Table8" table:style-name="Table8">
        <table:table-column table:style-name="Table8.A"/>
        <table:table-column table:style-name="Table8.B"/>
        <table:table-row>
          <table:table-cell table:style-name="Table8.A1" office:value-type="string">
            <text:p text:style-name="Table_20_Contents">Package name</text:p>
          </table:table-cell>
          <table:table-cell table:style-name="Table8.B1" office:value-type="string">
            <text:p text:style-name="Table_20_Contents">Additional information</text:p>
          </table:table-cell>
        </table:table-row>
        <table:table-row>
          <table:table-cell table:style-name="Table8.A9" office:value-type="string">
            <text:p text:style-name="Table_20_Contents">numpy</text:p>
          </table:table-cell>
          <table:table-cell table:style-name="Table8.B9" office:value-type="string">
            <text:p text:style-name="Table_20_Contents"/>
          </table:table-cell>
        </table:table-row>
        <table:table-row>
          <table:table-cell table:style-name="Table8.A9" office:value-type="string">
            <text:p text:style-name="Table_20_Contents">scipy</text:p>
          </table:table-cell>
          <table:table-cell table:style-name="Table8.B9" office:value-type="string">
            <text:p text:style-name="Table_20_Contents"/>
          </table:table-cell>
        </table:table-row>
        <table:table-row>
          <table:table-cell table:style-name="Table8.A9" office:value-type="string">
            <text:p text:style-name="Table_20_Contents">ipython</text:p>
          </table:table-cell>
          <table:table-cell table:style-name="Table8.B9" office:value-type="string">
            <text:p text:style-name="Table_20_Contents"/>
          </table:table-cell>
        </table:table-row>
        <table:table-row>
          <table:table-cell table:style-name="Table8.A9" office:value-type="string">
            <text:p text:style-name="Table_20_Contents">nibabel</text:p>
          </table:table-cell>
          <table:table-cell table:style-name="Table8.B9" office:value-type="string">
            <text:p text:style-name="Table_20_Contents"/>
          </table:table-cell>
        </table:table-row>
        <table:table-row>
          <table:table-cell table:style-name="Table8.A9" office:value-type="string">
            <text:p text:style-name="Table_20_Contents">mayavi</text:p>
          </table:table-cell>
          <table:table-cell table:style-name="Table8.B9" office:value-type="string">
            <text:p text:style-name="P3"/>
          </table:table-cell>
        </table:table-row>
        <table:table-row>
          <table:table-cell table:style-name="Table8.A9" office:value-type="string">
            <text:p text:style-name="Table_20_Contents">matplotlib</text:p>
          </table:table-cell>
          <table:table-cell table:style-name="Table8.B9" office:value-type="string">
            <text:p text:style-name="Table_20_Contents"/>
          </table:table-cell>
        </table:table-row>
        <table:table-row>
          <table:table-cell table:style-name="Table8.A9" office:value-type="string">
            <text:p text:style-name="Table_20_Contents">mne</text:p>
          </table:table-cell>
          <table:table-cell table:style-name="Table8.B9" office:value-type="string">
            <text:p text:style-name="Table_20_Contents">Not included in Canopy Enthought</text:p>
          </table:table-cell>
        </table:table-row>
        <table:table-row>
          <table:table-cell table:style-name="Table8.A9" office:value-type="string">
            <text:p text:style-name="Table_20_Contents">pysurfer</text:p>
          </table:table-cell>
          <table:table-cell table:style-name="Table8.B9" office:value-type="string">
            <text:p text:style-name="Table_20_Contents">Not included in Canopy Enthought</text:p>
          </table:table-cell>
        </table:table-row>
      </table:table>
      <text:p text:style-name="P1">Table 1: Required third-party Python packages</text:p>
      <text:h text:style-name="Heading_20_1" text:outline-level="1">Method<text:span text:style-name="T26">s</text:span></text:h>
      <text:h text:style-name="P16" text:outline-level="2">Overview</text:h>
      <text:p text:style-name="Standard"><text:span text:style-name="T32">The key function is </text:span><text:span text:style-name="T19">split_annotation</text:span><text:span text:style-name="T32"> in divide_parcellation.py, where all the parameters needed are explained after each function. </text:span>The first and most important decision is whether to use PCA or <text:span text:style-name="T32">region growing (RG)</text:span> algorithm in the <text:span text:style-name="T32">sub</text:span>division. <text:span text:style-name="T32">Function parameters are listed in Table 5.</text:span> <text:span text:style-name="T26">The pipeline follows:</text:span></text:p>
      <text:p text:style-name="P10"/>
      <text:list xml:id="list9089519560123600893" text:style-name="L19">
        <text:list-item>
          <text:p text:style-name="P15">Divide the cortical labels using alternatively</text:p>
        </text:list-item>
      </text:list>
      <text:p text:style-name="P11"><text:tab/>(i) PCA, or</text:p>
      <text:p text:style-name="P11"><text:tab/>(ii) <text:span text:style-name="T26">RG</text:span>.</text:p>
      <text:list xml:id="list85031837690861" text:continue-numbering="true" text:style-name="L19">
        <text:list-item>
          <text:p text:style-name="P15">Smooth the subdivided labels with RG.</text:p>
        </text:list-item>
      </text:list>
      <text:p text:style-name="P12"/>
      <text:p text:style-name="P7"><text:span text:style-name="T33">C</text:span>omputing time <text:span text:style-name="T33">varies from 1 up to 10 minutes depending on the number of labels and method (PCA or RG).</text:span></text:p>
      <text:h text:style-name="P17" text:outline-level="2"><text:span text:style-name="T33">D</text:span>ivision method<text:span text:style-name="T33">s</text:span></text:h>
      <text:h text:style-name="Heading_20_4" text:outline-level="4">(i) PCA</text:h>
      <text:p text:style-name="P5">In PCA, the <text:span text:style-name="T27">vertices inside a label</text:span> <text:span text:style-name="T27">are</text:span> <text:span text:style-name="T27">projected on their</text:span> principal component<text:span text:style-name="T27">. Then, propagation with step size </text:span><text:span text:style-name="T3">h</text:span> is <text:span text:style-name="T28">done</text:span> along the principal axis, subsequently checking the <text:span text:style-name="T5">area occupied by vertices in </text:span><text:soft-page-break/><text:span text:style-name="T5">projection length </text:span><text:span text:style-name="T2">kh</text:span>. A new <text:span text:style-name="T35">sub</text:span>label is settled every time the target area is reached.</text:p>
      <text:p text:style-name="Text_20_body"><draw:g text:anchor-type="paragraph" draw:z-index="1" draw:style-name="gr1"><draw:line draw:style-name="gr10" draw:text-style-name="P22" svg:x1="0.0028in" svg:y1="4.0614in" svg:x2="6.5028in" svg:y2="0.8114in"><text:p/></draw:line><draw:line draw:style-name="gr11" draw:text-style-name="P22" svg:x1="1.2528in" svg:y1="0.772in" svg:x2="3.5028in" svg:y2="4.772in"><text:p/></draw:line><draw:path draw:style-name="gr12" draw:text-style-name="P22" svg:width="5.1815in" svg:height="4.272in" svg:x="0.5713in" svg:y="0in" svg:viewBox="0 0 13162 10852" svg:d="M669 9209c349 251 503 661 911 881 304 164 602 258 912 365 336 116 682 210 1033 273 389 70 785 138 1185 122 323-12 648-2 972 0 320 2 625-67 942-122 342-59 672-136 1002-243 335-108 652-253 973-395s642-277 972-395c314-112 639-181 972-243 338-63 646-213 972-364 445-206 904-422 1185-821 203-288 417-601 456-972 35-335-110-633-182-942-76-325-247-637-243-972 4-336-89-642-91-972-2-352-126-690-213-1033-100-395-330-719-456-1094-137-407-209-832-425-1215-188-333-493-566-821-760-313-185-641-224-972-273-323-47-649-31-972-31-350 0-674 193-912 426-236 231-274 612-212 942 60 320 96 645 121 972 24 314 16 622-91 942-123 369-387 642-668 881-283 241-615 347-942 486-301 128-631 176-942 273-365 114-749 145-1124 213-308 56-620 42-912 152-324 122-665 150-1002 152-316 2-624 46-912 152-362 134-707 367-911 699-176 287-267 627-274 972-7 340 200 625 274 942 76 326 240 614 304 942l91 151z"><text:p/></draw:path><draw:line draw:style-name="gr11" draw:text-style-name="P22" svg:x1="3.0028in" svg:y1="0.272in" svg:x2="5.2528in" svg:y2="4.272in"><text:p/></draw:line><draw:frame draw:style-name="gr8" draw:text-style-name="P24" svg:width="1.6717in" svg:height="0.387in" svg:x="5.2528in" svg:y="0.3929in"><draw:text-box><text:p text:style-name="P23"><text:span text:style-name="T39">Principal axis</text:span></text:p></draw:text-box></draw:frame><draw:frame draw:style-name="gr8" draw:text-style-name="P24" svg:width="1.1579in" svg:height="0.387in" svg:x="0.7528in" svg:y="2.6429in"><draw:text-box><text:p text:style-name="P23"><text:span text:style-name="T39">Label #1</text:span></text:p></draw:text-box></draw:frame><draw:frame draw:style-name="gr8" draw:text-style-name="P24" svg:width="1.1579in" svg:height="0.387in" svg:x="3.0984in" svg:y="2.8929in"><draw:text-box><text:p text:style-name="P23"><text:span text:style-name="T39">Label #2</text:span></text:p></draw:text-box></draw:frame><draw:frame draw:style-name="gr8" draw:text-style-name="P24" svg:width="1.1579in" svg:height="0.387in" svg:x="3.8484in" svg:y="0.772in"><draw:text-box><text:p text:style-name="P23"><text:span text:style-name="T39">Label #3</text:span></text:p></draw:text-box></draw:frame><draw:custom-shape draw:style-name="gr13" draw:text-style-name="P22" svg:width="0.1713in" svg:height="0.1717in" svg:x="1.8764in" svg:y="1.096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8" draw:text-style-name="P24" svg:width="1.9634in" svg:height="0.387in" svg:x="1.289in" svg:y="0.6098in"><draw:text-box><text:p text:style-name="P23"><text:span text:style-name="T39">Separate vertex</text:span></text:p></draw:text-box></draw:frame><draw:custom-shape draw:style-name="gr14" draw:text-style-name="P22" svg:width="0.1606in" svg:height="0.5004in" draw:transform="skewX (-0.0041887902047864) rotate (-1.11561445787478) translate (1.31041666666667in 3.46458333333333in)"><text:p/><draw:enhanced-geometry svg:viewBox="0 0 21600 21600" draw:mirror-horizontal="false" draw:mirror-vertical="false" draw:glue-points="0 0 0 21600 21600 10800" draw:text-areas="0 ?f9 7800 ?f10" draw:type="right-brace" draw:modifiers="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style-name="gr8" draw:text-style-name="P24" svg:width="0.3378in" svg:height="0.387in" svg:x="1.1346in" svg:y="3.6429in"><draw:text-box><text:p text:style-name="P23"><text:span text:style-name="T39">h</text:span></text:p></draw:text-box></draw:frame></draw:g></text:p>
      <text:h text:style-name="Heading_20_4" text:outline-level="4">(ii) <text:span text:style-name="T26">Region growing (RG)</text:span></text:h>
      <text:p text:style-name="P6">The <text:span text:style-name="T29">RG</text:span> method is based on the publication by L. Cammoun et al. <text:span text:style-name="T30">i</text:span>n <text:span text:style-name="T29">[3].</text:span> The first <text:span text:style-name="T35">sub</text:span>label is computed by aggregating neighboring vertices from an initial seed point until the target area is reached. Next, the same procedure is applied for the rest of the label <text:s/>in order to compute the second <text:span text:style-name="T35">sub</text:span>label. <text:span text:style-name="T35">This</text:span> is repeated until sublabels cover 95 % of the label area.</text:p>
      <text:p text:style-name="P6">The first seed point is set as the mean coordinate of the first, imaginary, PCA-divided <text:span text:style-name="T27">sub</text:span>label. The next seed point is always the <text:s/>nearest point of the rest of the label from the mean vertex of the previously obtained sublabel.</text:p>
      <text:p text:style-name="Text_20_body"><draw:g text:anchor-type="paragraph" draw:z-index="0" draw:style-name="gr1"><draw:path draw:style-name="gr2" draw:text-style-name="P22" svg:width="5.1815in" svg:height="4.272in" svg:x="0.7882in" svg:y="0.0835in" svg:viewBox="0 0 13162 10852" svg:d="M669 9209c349 251 503 661 911 881 304 164 602 258 912 365 336 116 682 210 1033 273 389 70 785 138 1185 122 323-12 648-2 972 0 320 2 625-67 942-122 342-59 672-136 1002-243 335-108 652-253 973-395s642-277 972-395c314-112 639-181 972-243 338-63 646-213 972-364 445-206 904-422 1185-821 203-288 417-601 456-972 35-335-110-633-182-942-76-325-247-637-243-972 4-336-89-642-91-972-2-352-126-690-213-1033-100-395-330-719-456-1094-137-407-209-832-425-1215-188-333-493-566-821-760-313-185-641-224-972-273-323-47-649-31-972-31-350 0-674 193-912 426-236 231-274 612-212 942 60 320 96 645 121 972 24 314 16 622-91 942-123 369-387 642-668 881-283 241-615 347-942 486-301 128-631 176-942 273-365 114-749 145-1124 213-308 56-620 42-912 152-324 122-665 150-1002 152-316 2-624 46-912 152-362 134-707 367-911 699-176 287-267 627-274 972-7 340 200 625 274 942 76 326 240 614 304 942l91 151z"><text:p/></draw:path><draw:custom-shape draw:style-name="gr3" draw:text-style-name="P22" svg:width="0.1713in" svg:height="0.1717in" svg:x="2.9693in" svg:y="3.105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 draw:text-style-name="P22" svg:x1="3.0874in" svg:y1="3.2382in" svg:x2="3.5087in" svg:y2="3.5669in"><text:p/></draw:line><draw:line draw:style-name="gr4" draw:text-style-name="P22" svg:x1="3.048in" svg:y1="3.1051in" svg:x2="3.048in" svg:y2="2.5264in"><text:p/></draw:line><draw:line draw:style-name="gr4" draw:text-style-name="P22" svg:x1="3.1012in" svg:y1="3.1854in" svg:x2="3.6012in" svg:y2="2.9354in"><text:p/></draw:line><draw:custom-shape draw:style-name="gr3" draw:text-style-name="P22" svg:width="0.1717in" svg:height="0.1717in" svg:x="2.0925in" svg:y="1.179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5" draw:text-style-name="P22" svg:x1="1.8303in" svg:y1="0.8945in" svg:x2="2.5409in" svg:y2="1.6051in"><text:p/></draw:line><draw:line draw:style-name="gr5" draw:text-style-name="P22" svg:x1="1.8303in" svg:y1="1.5657in" svg:x2="2.5409in" svg:y2="0.8945in"><text:p/></draw:line><draw:path draw:style-name="gr6" draw:text-style-name="P22" svg:width="0.6039in" svg:height="2.2134in" svg:x="2.2732in" svg:y="2.1236in" svg:viewBox="0 0 1535 5623" svg:d="M0 0c379 101 717 350 931 675 194 294 369 611 450 964 73 317 61 646 129 963 70 327-32 639 0 964 32 321-12 651-97 964-88 323-63 687-289 964l-96 129"><text:p/></draw:path><draw:path draw:style-name="gr7" draw:text-style-name="P22" svg:width="2.0362in" svg:height="1.7453in" svg:x="3.513in" svg:y="1.7689in" svg:viewBox="0 0 5173 4434" svg:d="M0 0c352 38 629 236 963 354 357 126 622 439 964 610 355 177 651 376 964 611 312 234 483 600 804 867 296 247 371 713 739 900 417 212 189 776 642 964l97 128"><text:p/></draw:path><draw:custom-shape draw:style-name="gr3" draw:text-style-name="P22" svg:width="0.1717in" svg:height="0.1717in" svg:x="1.8772in" svg:y="3.223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 draw:text-style-name="P22" svg:x1="2.0484in" svg:y1="3.3157in" svg:x2="2.4697in" svg:y2="3.3945in"><text:p/></draw:line><draw:line draw:style-name="gr4" draw:text-style-name="P22" svg:x1="1.9559in" svg:y1="3.3028in" svg:x2="1.4697in" svg:y2="3.5528in"><text:p/></draw:line><draw:line draw:style-name="gr4" draw:text-style-name="P22" svg:x1="1.9559in" svg:y1="3.3024in" svg:x2="1.4165in" svg:y2="2.9736in"><text:p/></draw:line><draw:line draw:style-name="gr4" draw:text-style-name="P22" svg:x1="1.9559in" svg:y1="3.3555in" svg:x2="2.2059in" svg:y2="2.8555in"><text:p/></draw:line><draw:custom-shape draw:style-name="gr3" draw:text-style-name="P22" svg:width="0.1713in" svg:height="0.1713in" svg:x="4.4693in" svg:y="1.934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 draw:text-style-name="P22" svg:x1="4.5874in" svg:y1="2.0657in" svg:x2="5.2193in" svg:y2="2.3551in"><text:p/></draw:line><draw:line draw:style-name="gr4" draw:text-style-name="P22" svg:x1="4.5087in" svg:y1="1.9732in" svg:x2="4.1799in" svg:y2="1.3945in"><text:p/></draw:line><draw:line draw:style-name="gr4" draw:text-style-name="P22" svg:x1="4.6012in" svg:y1="2.013in" svg:x2="4.9693in" svg:y2="1.6055in"><text:p/></draw:line><draw:frame draw:style-name="gr8" draw:text-style-name="P24" svg:width="0.4768in" svg:height="0.387in" svg:x="1.9693in" svg:y="3.6051in"><draw:text-box><text:p text:style-name="P23"><text:span text:style-name="T39">#1</text:span></text:p></draw:text-box></draw:frame><draw:frame draw:style-name="gr8" draw:text-style-name="P24" svg:width="0.4768in" svg:height="0.387in" svg:x="3.7429in" svg:y="3.2264in"><draw:text-box><text:p text:style-name="P23"><text:span text:style-name="T39">#2</text:span></text:p></draw:text-box></draw:frame><draw:frame draw:style-name="gr8" draw:text-style-name="P24" svg:width="0.4768in" svg:height="0.387in" svg:x="4.4929in" svg:y="1.1051in"><draw:text-box><text:p text:style-name="P23"><text:span text:style-name="T39">#3</text:span></text:p></draw:text-box></draw:frame><draw:path draw:style-name="gr9" draw:text-style-name="P22" svg:width="1.0496in" svg:height="0.7461in" svg:x="4.4362in" svg:y="0.15in" svg:viewBox="0 0 2667 1896" svg:d="M0 0c393 12 623 328 964 482 336 152 812 158 964 514 178 417 593 500 739 900"><text:p/></draw:path></draw:g></text:p>
      <text:p text:style-name="Standard"/>
      <text:h text:style-name="Heading_20_3" text:outline-level="2">Smoo<text:span text:style-name="T30">th</text:span>ing the results with <text:span text:style-name="T30">region growing</text:span></text:h>
      <text:p text:style-name="Text_20_body"><text:span text:style-name="T30">RG</text:span> starts <text:span text:style-name="T30">simultaneously </text:span>from the mean coordinates of each sublabel. The algorithm stops when non-overlapping sublabels cover the entire label <text:span text:style-name="T35">area</text:span> despite <text:span text:style-name="T35">of the few</text:span> vertices possibly outside the bounded area (notice that region growing proceeds one edge at a time and cannot jump off the boundary). Th<text:span text:style-name="T35">is</text:span> procedure results in smooth and continuous labels.</text:p>
      <text:h text:style-name="Heading_20_3" text:outline-level="2"><text:soft-page-break/><text:span text:style-name="T30">L</text:span>abel <text:span text:style-name="T30">and annotation file </text:span>naming procedure</text:h>
      <text:p text:style-name="Text_20_body"><text:span text:style-name="T35">A</text:span> '_sub' extension is added to the name of the <text:span text:style-name="T35">sub</text:span>label<text:span text:style-name="T35">s</text:span>, accompanied with a corresponding index (1, <text:span text:style-name="T30">2, etc.</text:span>). The <text:span text:style-name="T35">new </text:span>annotation file <text:span text:style-name="T35">name ends with</text:span> '_subdivision' <text:span text:style-name="T35">extension</text:span>.</text:p>
      <text:p text:style-name="Text_20_body"/>
      <text:h text:style-name="Heading_20_1" text:outline-level="1">Merge and split features</text:h>
      <text:h text:style-name="P18" text:outline-level="2">Using 'mergefile'</text:h>
      <text:p text:style-name="Text_20_body"><text:span text:style-name="T4">Function </text:span><text:span text:style-name="T10">m</text:span><text:span text:style-name="T9">erge_labels</text:span><text:span text:style-name="T1"> </text:span><text:span text:style-name="T4">can be used to merge selected labels in an annotation file, creating a new annotation file with '_merged' extension in the file name. In addition, a template splitfile is created from th</text:span><text:span text:style-name="T6">e </text:span><text:span text:style-name="T4">merged annotation </text:span><text:span text:style-name="T6">file</text:span><text:span text:style-name="T4">, making it easier to use </text:span><text:span text:style-name="T7">a splitfile in</text:span><text:span text:style-name="T4"> </text:span><text:span text:style-name="T11">split_</text:span><text:span text:style-name="T12">annotation</text:span><text:span text:style-name="T4"> </text:span><text:span text:style-name="T6">function</text:span><text:span text:style-name="T4"> </text:span><text:span text:style-name="T6">(see section </text:span><text:span text:style-name="T8">3</text:span><text:span text:style-name="T6">.2</text:span><text:span text:style-name="T4">). </text:span><text:span text:style-name="T8">Mergefile is a special text file. The format is explained in Table 5.</text:span></text:p>
      <table:table table:name="Table3" table:style-name="Table3">
        <table:table-column table:style-name="Table3.A"/>
        <table:table-row>
          <table:table-cell table:style-name="Table3.A1" office:value-type="string">
            <text:p text:style-name="Table_20_Contents">Mergefile is a .txt file with as many rows as the <text:span text:style-name="T31">expected</text:span> number of merged labels. <text:span text:style-name="T14">Each row</text:span> defines <text:s/>a group of <text:span text:style-name="T31">labels</text:span> to merge. <text:span text:style-name="T14">Names must be separated with </text:span><text:span text:style-name="T15">tabs</text:span> to work correctly.</text:p>
          </table:table-cell>
        </table:table-row>
        <table:table-row>
          <table:table-cell table:style-name="Table3.A2" office:value-type="string">
            <text:p text:style-name="Text_20_body"><text:span text:style-name="T31">LABEL</text:span>_TO_MERGE#1.1 <text:s text:c="6"/><text:span text:style-name="T31">LABEL</text:span>_TO_MERGE#1.2 <text:s text:c="6"/>... <text:s text:c="7"/><text:span text:style-name="T31">LABEL</text:span>_TO_MERGE#1.M</text:p>
            <text:p text:style-name="Text_20_body"><text:span text:style-name="T31">LABEL</text:span>_TO_MERGE#2.1 <text:s text:c="6"/>...</text:p>
            <text:p text:style-name="Text_20_body">...</text:p>
            <text:p text:style-name="Text_20_body"><text:span text:style-name="T31">LABEL</text:span>_TO_MERGE#N <text:s text:c="8"/>...</text:p>
          </table:table-cell>
        </table:table-row>
      </table:table>
      <text:p text:style-name="P1">Table 5: Mergefile format</text:p>
      <text:p text:style-name="Standard"/>
      <table:table table:name="Table5" table:style-name="Table5">
        <table:table-column table:style-name="Table5.A"/>
        <table:table-row>
          <table:table-cell table:style-name="Table5.A1" office:value-type="string">
            <text:p text:style-name="P4">Default path for <text:span text:style-name="T31">creating</text:span> template splitfiles is $SUBJECT/label/splitfiles/</text:p>
          </table:table-cell>
        </table:table-row>
      </table:table>
      <text:p text:style-name="Table"/>
      <text:h text:style-name="Heading_20_3" text:outline-level="2">Using <text:span text:style-name="T36">'</text:span>splitfile<text:span text:style-name="T36">'</text:span></text:h>
      <text:p text:style-name="P8"><text:span text:style-name="T32">In f</text:span>unction <text:span text:style-name="T17">split_annotation</text:span><text:span text:style-name="T21">, </text:span><text:span text:style-name="T22">'</text:span><text:span text:style-name="T21">splitfile</text:span><text:span text:style-name="T22">'</text:span><text:span text:style-name="T21"> parameter</text:span> can be used to determine the number of subdivision labels in the same manner as in Freesurfer function mris_divide_parcellation.c. If parameter 'splitfile' is 'False', the number of sublabels for each label is computed based on the 'ROI_size' parameter. Else, a spe<text:span text:style-name="T34">c</text:span>ific text file,<text:span text:style-name="T20"> </text:span><text:span text:style-name="T11">splitfile</text:span><text:span text:style-name="T20">,</text:span> must be used instead. <text:span text:style-name="T8">The format is explained in Table 6.</text:span></text:p>
      <table:table table:name="Table4" table:style-name="Table4">
        <table:table-column table:style-name="Table4.A"/>
        <table:table-row>
          <table:table-cell table:style-name="Table4.A1" office:value-type="string">
            <text:p text:style-name="Table_20_Contents">Splitfile is a .txt file with each row defining a label name and <text:span text:style-name="T32">a </text:span>corresponding number of <text:span text:style-name="T32">expected</text:span> sublabels (integer &gt; 0). <text:span text:style-name="T14">Names and integers must be separated with tabs</text:span> to work correctly. For labels not specified in the splitfile, default number of sublabels <text:span text:style-name="T32">will be</text:span> 1.</text:p>
          </table:table-cell>
        </table:table-row>
        <table:table-row>
          <table:table-cell table:style-name="Table4.A2" office:value-type="string">
            <text:p text:style-name="Text_20_body"><text:span text:style-name="T32">LABEL</text:span>_TO_SPLIT#1 <text:s text:c="6"/>NUMBER_OF_<text:span text:style-name="T32">LABELS</text:span>#1</text:p>
            <text:p text:style-name="Text_20_body"><text:span text:style-name="T32">LABEL</text:span>_TO_SPLIT#2 <text:s text:c="6"/><text:bookmark-start text:name="DDE_LINK11"/>NUMBER_OF_<text:span text:style-name="T32">LABELS</text:span>#2<text:bookmark-end text:name="DDE_LINK11"/></text:p>
            <text:p text:style-name="Text_20_body">...</text:p>
            <text:p text:style-name="Text_20_body"><text:span text:style-name="T32">LABEL</text:span>_TO_SPLIT#N <text:s text:c="6"/>NUMBER_OF_<text:span text:style-name="T32">LABELS</text:span>#N</text:p>
          </table:table-cell>
        </table:table-row>
      </table:table>
      <text:p text:style-name="P1">Table 6: Splitfile format</text:p>
      <text:p text:style-name="Standard"><text:soft-page-break/></text:p>
      <table:table table:name="Table1" table:style-name="Table1">
        <table:table-column table:style-name="Table1.A"/>
        <table:table-row>
          <table:table-cell table:style-name="Table1.A1" office:value-type="string">
            <text:p text:style-name="P4">Tip: <text:span text:style-name="T32">I</text:span>t is easier to modify the template splitfile produced with merge_labels <text:span text:style-name="T32">function</text:span> than start from the scratch. The number of sublabels can be <text:span text:style-name="T32">chosen</text:span> using e.g. tksurfer or other <text:span text:style-name="T32">visualization</text:span> software. <text:span text:style-name="T16">An empty mergefile</text:span><text:span text:style-name="T38"> can also be used in order to produce a splitfile with each number of divisions to make corresponding to the 'ROI_size' parameter.</text:span></text:p>
          </table:table-cell>
        </table:table-row>
      </table:table>
      <text:p text:style-name="P2"/>
      <text:p text:style-name="P9"/>
      <text:h text:style-name="Heading_20_1" text:outline-level="1">Workflow <text:span text:style-name="T36">examples</text:span></text:h>
      <text:p text:style-name="Text_20_body"/>
      <text:p text:style-name="Text_20_body"><draw:g text:anchor-type="paragraph" draw:z-index="2" draw:style-name="gr15"><draw:custom-shape draw:style-name="gr16" draw:text-style-name="P26" svg:width="5.2504in" svg:height="0.7504in" svg:x="0in" svg:y="0.0835in"><text:p text:style-name="P25"><text:span text:style-name="T40">Set up working directories <text:s/>$SUBJECTS_DIR and $SUBJECT as in FreeSurfer. Select the division method 'PCA' or 'RG'.</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16" draw:text-style-name="P26" svg:width="4.0004in" svg:height="1.2504in" svg:x="2.25in" svg:y="1.3335in"><text:p text:style-name="P25"><text:span text:style-name="T40">Visualize the template annotation file using tksurfer. Select the labels you want to merge/split and write the names down.</text:span></text:p><draw:enhanced-geometry svg:viewBox="0 0 21600 21600" draw:mirror-horizontal="false" draw:mirror-vertical="false" draw:glue-points="10800 0 0 10800 10800 21600 21600 10800" draw:type="flowchart-process" draw:enhanced-path="M 0 0 L 21600 0 21600 21600 0 21600 0 0 Z N"/></draw:custom-shape><draw:line draw:style-name="gr17" draw:text-style-name="P22" svg:x1="4.0004in" svg:y1="0.8335in" svg:x2="4.0004in" svg:y2="1.3335in"><text:p/></draw:line><draw:custom-shape draw:style-name="gr16" draw:text-style-name="P26" xml:id="id3" draw:id="id3" svg:width="1.6067in" svg:height="0.7504in" svg:x="1.9335in" svg:y="4.5835in"><text:p text:style-name="P25"><text:span text:style-name="T40">Create splitfile from the scratch (not recommended).</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16" draw:text-style-name="P26" xml:id="id6" draw:id="id6" svg:width="2.2504in" svg:height="0.7504in" svg:x="3.8756in" svg:y="3.0835in"><text:p text:style-name="P25"><text:span text:style-name="T40">Create mergefile and compute merged annotation file with merge_labels.py.</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16" draw:text-style-name="P26" xml:id="id2" draw:id="id2" svg:width="1.7504in" svg:height="1.0004in" svg:x="0in" svg:y="3.8335in"><text:p text:style-name="P25"><text:span text:style-name="T40">Divide labels with respect to 'ROI_size' parameter only.</text:span></text:p><draw:enhanced-geometry svg:viewBox="0 0 21600 21600" draw:mirror-horizontal="false" draw:mirror-vertical="false" draw:glue-points="10800 0 0 10800 10800 21600 21600 10800" draw:type="flowchart-process" draw:enhanced-path="M 0 0 L 21600 0 21600 21600 0 21600 0 0 Z N"/></draw:custom-shape><draw:line draw:style-name="gr17" draw:text-style-name="P22" svg:x1="0.7504in" svg:y1="0.8335in" svg:x2="0.7504in" svg:y2="3.8335in"><text:p/></draw:line><draw:line draw:style-name="gr17" draw:text-style-name="P22" svg:x1="2.7504in" svg:y1="2.5835in" svg:x2="2.7504in" svg:y2="4.5835in"><text:p/></draw:line><draw:line draw:style-name="gr17" draw:text-style-name="P22" svg:x1="5.0004in" svg:y1="2.5835in" svg:x2="5.0004in" svg:y2="3.0835in"><text:p/></draw:line><draw:line draw:style-name="gr17" draw:text-style-name="P22" svg:x1="5.0004in" svg:y1="3.8335in" svg:x2="5.0004in" svg:y2="4.5835in"><text:p/></draw:line><draw:custom-shape draw:style-name="gr18" draw:text-style-name="P26" svg:width="1.8433in" svg:height="0.6142in" svg:x="1.5in" svg:y="7.6669in"><text:p text:style-name="P25"><text:span text:style-name="T40">New annotation and label files</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16" draw:text-style-name="P26" xml:id="id4" draw:id="id4" svg:width="2.2504in" svg:height="0.7504in" svg:x="3.8937in" svg:y="4.5835in"><text:p text:style-name="P25"><text:span text:style-name="T40">Use the template splitfile created with merge_labels.py.</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19" draw:text-style-name="P26" xml:id="id7" draw:id="id7" svg:width="1.7504in" svg:height="0.5835in" svg:x="5in" svg:y="7.4169in"><text:p text:style-name="P25"><text:span text:style-name="T40">Merged annotation + template splitfile</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16" draw:text-style-name="P26" xml:id="id1" draw:id="id1" svg:width="2.2504in" svg:height="0.7504in" svg:x="2.75in" svg:y="6.1669in"><text:p text:style-name="P25"><text:span text:style-name="T40">Divide labels according to splitfile.</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20" draw:text-style-name="P22" draw:line-skew="0.0429in" svg:x1="3.8752in" svg:y1="6.9165in" svg:x2="0.8752in" svg:y2="4.8335in" draw:start-shape="id1" draw:start-glue-point="6" draw:end-shape="id2" draw:end-glue-point="6" svg:d="M9843 17568v637h-7620v-5928" svg:viewBox="0 0 7622 5930"><text:p/></draw:connector><draw:connector draw:style-name="gr20" draw:text-style-name="P22" xml:id="id5" draw:id="id5" draw:line-skew="0.1256in" svg:x1="2.7366in" svg:y1="5.3335in" svg:x2="5.0189in" svg:y2="5.3335in" draw:start-shape="id3" draw:start-glue-point="6" draw:end-shape="id4" draw:end-glue-point="6" svg:d="M6951 13547v846h5797v-846" svg:viewBox="0 0 5798 848"><text:p/></draw:connector><draw:connector draw:style-name="gr21" draw:text-style-name="P22" draw:type="line" svg:x1="3.878in" svg:y1="5.6669in" svg:x2="3.8752in" svg:y2="6.1669in" draw:start-shape="id5" draw:start-glue-point="0" draw:end-shape="id1" draw:end-glue-point="4" svg:d="M9850 14394l-7 1270" svg:viewBox="0 0 9 1272"><text:p/></draw:connector><draw:connector draw:style-name="gr21" draw:text-style-name="P22" draw:type="line" svg:x1="2.5028in" svg:y1="7.1669in" svg:x2="2.5in" svg:y2="7.6669in" svg:d="M6357 18204l-7 1270" svg:viewBox="0 0 9 1272"><text:p/></draw:connector><draw:connector draw:style-name="gr22" draw:text-style-name="P22" draw:line-skew="0.1681in 0.5417in" svg:x1="6.1256in" svg:y1="3.4587in" svg:x2="5.8752in" svg:y2="7.4169in" draw:start-shape="id6" draw:start-glue-point="7" draw:end-shape="id7" draw:end-glue-point="4" svg:d="M15559 8785h955v6881h-1591v3173" svg:viewBox="0 0 1593 10056"><text:p/></draw:connector></draw:g></text:p>
      <text:h text:style-name="P21" text:outline-level="1" text:is-list-header="true"/>
      <text:h text:style-name="P20" text:outline-level="1">References</text:h>
      <text:p text:style-name="P13">[1] A. Gramfort, M. Luessi, E. Larson, D. Engemann, D. Strohmeier, C. Brodbeck, L. Parkkonen, M. Hämäläinen, "MNE software for processing MEG and EEG data", NeuroImage, Volume 86, 1 February 2014, Pages 446-460, ISSN 1053-8119. </text:p>
      <text:p text:style-name="P13"/>
      <text:p text:style-name="P13">[2] A. Gramfort, M. Luessi, E. Larson, D. Engemann, D. Strohmeier, C. Brodbeck, R. Goj, M. Jas, T. Brooks, L. Parkkonen, M. Hämäläinen, "MEG and EEG data analysis with MNE-Python", Frontiers in Neuroscience, Volume 7, 2013, ISSN 1662-453X. </text:p>
      <text:p text:style-name="P13"/>
      <text:p text:style-name="P13">[3] L. Cammoun, X. Gigandet, D. Meskaldji, J. P. Thiran, O. Sporns, K. Q. Do, ... &amp; P. Hagmann, “Mapping the human connectome at multiple scales with diffusion spectrum MRI.” Journal of neuroscience methods, Volume 203.2, 2012. Pages 386-39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hatch draw:name="Hatch_20_100" draw:display-name="Hatch 100" draw:style="single" draw:color="#000000" draw:distance="0.0043in" draw:rotation="0"/>
    <draw:hatch draw:name="Hatch_20_101" draw:display-name="Hatch 101" draw:style="single" draw:color="#000000" draw:distance="0.0043in" draw:rotation="0"/>
    <draw:hatch draw:name="Hatch_20_102" draw:display-name="Hatch 102" draw:style="single" draw:color="#000000" draw:distance="0.0043in" draw:rotation="0"/>
    <draw:hatch draw:name="Hatch_20_103" draw:display-name="Hatch 103" draw:style="single" draw:color="#000000" draw:distance="0.0043in" draw:rotation="0"/>
    <draw:hatch draw:name="Hatch_20_104" draw:display-name="Hatch 104" draw:style="single" draw:color="#000000" draw:distance="0.0043in" draw:rotation="0"/>
    <draw:hatch draw:name="Hatch_20_105" draw:display-name="Hatch 105" draw:style="single" draw:color="#000000" draw:distance="0.0043in" draw:rotation="0"/>
    <draw:hatch draw:name="Hatch_20_106" draw:display-name="Hatch 106" draw:style="single" draw:color="#000000" draw:distance="0.0043in" draw:rotation="0"/>
    <draw:hatch draw:name="Hatch_20_107" draw:display-name="Hatch 107" draw:style="single" draw:color="#000000" draw:distance="0.0043in" draw:rotation="0"/>
    <draw:hatch draw:name="Hatch_20_108" draw:display-name="Hatch 108" draw:style="single" draw:color="#000000" draw:distance="0.0043in" draw:rotation="0"/>
    <draw:hatch draw:name="Hatch_20_109" draw:display-name="Hatch 109" draw:style="single" draw:color="#000000" draw:distance="0.0043in" draw:rotation="0"/>
    <draw:hatch draw:name="Hatch_20_110" draw:display-name="Hatch 110" draw:style="single" draw:color="#000000" draw:distance="0.0043in" draw:rotation="0"/>
    <draw:hatch draw:name="Hatch_20_111" draw:display-name="Hatch 111" draw:style="single" draw:color="#000000" draw:distance="0.0043in" draw:rotation="0"/>
    <draw:hatch draw:name="Hatch_20_112" draw:display-name="Hatch 112" draw:style="single" draw:color="#000000" draw:distance="0.0043in" draw:rotation="0"/>
    <draw:hatch draw:name="Hatch_20_113" draw:display-name="Hatch 113" draw:style="single" draw:color="#000000" draw:distance="0.0043in" draw:rotation="0"/>
    <draw:hatch draw:name="Hatch_20_114" draw:display-name="Hatch 114" draw:style="single" draw:color="#000000" draw:distance="0.0043in" draw:rotation="0"/>
    <draw:hatch draw:name="Hatch_20_115" draw:display-name="Hatch 115" draw:style="single" draw:color="#000000" draw:distance="0.0043in" draw:rotation="0"/>
    <draw:hatch draw:name="Hatch_20_116" draw:display-name="Hatch 116" draw:style="single" draw:color="#000000" draw:distance="0.0043in" draw:rotation="0"/>
    <draw:hatch draw:name="Hatch_20_117" draw:display-name="Hatch 117" draw:style="single" draw:color="#000000" draw:distance="0.0043in" draw:rotation="0"/>
    <draw:hatch draw:name="Hatch_20_118" draw:display-name="Hatch 118" draw:style="single" draw:color="#000000" draw:distance="0.0043in" draw:rotation="0"/>
    <draw:hatch draw:name="Hatch_20_119" draw:display-name="Hatch 119" draw:style="single" draw:color="#000000" draw:distance="0.0043in" draw:rotation="0"/>
    <draw:hatch draw:name="Hatch_20_120" draw:display-name="Hatch 120" draw:style="single" draw:color="#000000" draw:distance="0.0043in" draw:rotation="0"/>
    <draw:hatch draw:name="Hatch_20_121" draw:display-name="Hatch 121" draw:style="single" draw:color="#000000" draw:distance="0.0043in" draw:rotation="0"/>
    <draw:hatch draw:name="Hatch_20_122" draw:display-name="Hatch 122" draw:style="single" draw:color="#000000" draw:distance="0.0043in" draw:rotation="0"/>
    <draw:hatch draw:name="Hatch_20_123" draw:display-name="Hatch 123" draw:style="single" draw:color="#000000" draw:distance="0.0043in" draw:rotation="0"/>
    <draw:hatch draw:name="Hatch_20_124" draw:display-name="Hatch 124" draw:style="single" draw:color="#000000" draw:distance="0.0043in" draw:rotation="0"/>
    <draw:hatch draw:name="Hatch_20_125" draw:display-name="Hatch 125" draw:style="single" draw:color="#000000" draw:distance="0.0043in" draw:rotation="0"/>
    <draw:hatch draw:name="Hatch_20_126" draw:display-name="Hatch 126" draw:style="single" draw:color="#000000" draw:distance="0.0043in" draw:rotation="0"/>
    <draw:hatch draw:name="Hatch_20_127" draw:display-name="Hatch 127" draw:style="single" draw:color="#000000" draw:distance="0.0043in" draw:rotation="0"/>
    <draw:hatch draw:name="Hatch_20_128" draw:display-name="Hatch 128" draw:style="single" draw:color="#000000" draw:distance="0.0043in" draw:rotation="0"/>
    <draw:hatch draw:name="Hatch_20_129" draw:display-name="Hatch 129" draw:style="single" draw:color="#000000" draw:distance="0.0043in" draw:rotation="0"/>
    <draw:hatch draw:name="Hatch_20_130" draw:display-name="Hatch 130" draw:style="single" draw:color="#000000" draw:distance="0.0043in" draw:rotation="0"/>
    <draw:hatch draw:name="Hatch_20_131" draw:display-name="Hatch 131" draw:style="single" draw:color="#000000" draw:distance="0.0043in" draw:rotation="0"/>
    <draw:hatch draw:name="Hatch_20_132" draw:display-name="Hatch 132" draw:style="single" draw:color="#000000" draw:distance="0.0043in" draw:rotation="0"/>
    <draw:hatch draw:name="Hatch_20_133" draw:display-name="Hatch 133" draw:style="single" draw:color="#000000" draw:distance="0.0043in" draw:rotation="0"/>
    <draw:hatch draw:name="Hatch_20_134" draw:display-name="Hatch 134" draw:style="single" draw:color="#000000" draw:distance="0.0043in" draw:rotation="0"/>
    <draw:hatch draw:name="Hatch_20_135" draw:display-name="Hatch 135" draw:style="single" draw:color="#000000" draw:distance="0.0043in" draw:rotation="0"/>
    <draw:hatch draw:name="Hatch_20_136" draw:display-name="Hatch 136" draw:style="single" draw:color="#000000" draw:distance="0.0043in" draw:rotation="0"/>
    <draw:hatch draw:name="Hatch_20_137" draw:display-name="Hatch 137" draw:style="single" draw:color="#000000" draw:distance="0.0043in" draw:rotation="0"/>
    <draw:hatch draw:name="Hatch_20_138" draw:display-name="Hatch 138" draw:style="single" draw:color="#000000" draw:distance="0.0043in" draw:rotation="0"/>
    <draw:hatch draw:name="Hatch_20_139" draw:display-name="Hatch 139" draw:style="single" draw:color="#000000" draw:distance="0.0043in" draw:rotation="0"/>
    <draw:hatch draw:name="Hatch_20_140" draw:display-name="Hatch 140" draw:style="single" draw:color="#000000" draw:distance="0.0043in" draw:rotation="0"/>
    <draw:hatch draw:name="Hatch_20_141" draw:display-name="Hatch 141" draw:style="single" draw:color="#000000" draw:distance="0.0043in" draw:rotation="0"/>
    <draw:hatch draw:name="Hatch_20_142" draw:display-name="Hatch 142" draw:style="single" draw:color="#000000" draw:distance="0.0043in" draw:rotation="0"/>
    <draw:hatch draw:name="Hatch_20_143" draw:display-name="Hatch 143" draw:style="single" draw:color="#000000" draw:distance="0.0043in" draw:rotation="0"/>
    <draw:hatch draw:name="Hatch_20_144" draw:display-name="Hatch 144" draw:style="single" draw:color="#000000" draw:distance="0.0043in" draw:rotation="0"/>
    <draw:hatch draw:name="Hatch_20_145" draw:display-name="Hatch 145" draw:style="single" draw:color="#000000" draw:distance="0.0043in" draw:rotation="0"/>
    <draw:hatch draw:name="Hatch_20_146" draw:display-name="Hatch 146" draw:style="single" draw:color="#000000" draw:distance="0.0043in" draw:rotation="0"/>
    <draw:hatch draw:name="Hatch_20_147" draw:display-name="Hatch 147" draw:style="single" draw:color="#000000" draw:distance="0.0043in" draw:rotation="0"/>
    <draw:hatch draw:name="Hatch_20_148" draw:display-name="Hatch 148" draw:style="single" draw:color="#000000" draw:distance="0.0043in" draw:rotation="0"/>
    <draw:hatch draw:name="Hatch_20_149" draw:display-name="Hatch 149" draw:style="single" draw:color="#000000" draw:distance="0.0043in" draw:rotation="0"/>
    <draw:hatch draw:name="Hatch_20_150" draw:display-name="Hatch 150" draw:style="single" draw:color="#000000" draw:distance="0.0043in" draw:rotation="0"/>
    <draw:hatch draw:name="Hatch_20_151" draw:display-name="Hatch 151" draw:style="single" draw:color="#000000" draw:distance="0.0043in" draw:rotation="0"/>
    <draw:hatch draw:name="Hatch_20_152" draw:display-name="Hatch 152" draw:style="single" draw:color="#000000" draw:distance="0.0043in" draw:rotation="0"/>
    <draw:hatch draw:name="Hatch_20_153" draw:display-name="Hatch 153" draw:style="single" draw:color="#000000" draw:distance="0.0043in" draw:rotation="0"/>
    <draw:hatch draw:name="Hatch_20_154" draw:display-name="Hatch 154" draw:style="single" draw:color="#000000" draw:distance="0.0043in" draw:rotation="0"/>
    <draw:hatch draw:name="Hatch_20_155" draw:display-name="Hatch 155" draw:style="single" draw:color="#000000" draw:distance="0.0043in" draw:rotation="0"/>
    <draw:hatch draw:name="Hatch_20_156" draw:display-name="Hatch 156" draw:style="single" draw:color="#000000" draw:distance="0.0043in" draw:rotation="0"/>
    <draw:hatch draw:name="Hatch_20_157" draw:display-name="Hatch 157" draw:style="single" draw:color="#000000" draw:distance="0.0043in" draw:rotation="0"/>
    <draw:hatch draw:name="Hatch_20_158" draw:display-name="Hatch 158" draw:style="single" draw:color="#000000" draw:distance="0.0043in" draw:rotation="0"/>
    <draw:hatch draw:name="Hatch_20_159" draw:display-name="Hatch 159" draw:style="single" draw:color="#000000" draw:distance="0.0043in" draw:rotation="0"/>
    <draw:hatch draw:name="Hatch_20_160" draw:display-name="Hatch 160" draw:style="single" draw:color="#000000" draw:distance="0.0043in" draw:rotation="0"/>
    <draw:hatch draw:name="Hatch_20_161" draw:display-name="Hatch 161" draw:style="single" draw:color="#000000" draw:distance="0.0043in" draw:rotation="0"/>
    <draw:hatch draw:name="Hatch_20_162" draw:display-name="Hatch 162" draw:style="single" draw:color="#000000" draw:distance="0.0043in" draw:rotation="0"/>
    <draw:hatch draw:name="Hatch_20_163" draw:display-name="Hatch 163" draw:style="single" draw:color="#000000" draw:distance="0.0043in" draw:rotation="0"/>
    <draw:hatch draw:name="Hatch_20_164" draw:display-name="Hatch 164" draw:style="single" draw:color="#000000" draw:distance="0.0043in" draw:rotation="0"/>
    <draw:hatch draw:name="Hatch_20_165" draw:display-name="Hatch 165" draw:style="single" draw:color="#000000" draw:distance="0.0043in" draw:rotation="0"/>
    <draw:hatch draw:name="Hatch_20_166" draw:display-name="Hatch 166" draw:style="single" draw:color="#000000" draw:distance="0.0043in" draw:rotation="0"/>
    <draw:hatch draw:name="Hatch_20_167" draw:display-name="Hatch 167" draw:style="single" draw:color="#000000" draw:distance="0.0043in" draw:rotation="0"/>
    <draw:hatch draw:name="Hatch_20_168" draw:display-name="Hatch 168" draw:style="single" draw:color="#000000" draw:distance="0.0043in" draw:rotation="0"/>
    <draw:hatch draw:name="Hatch_20_169" draw:display-name="Hatch 169" draw:style="single" draw:color="#000000" draw:distance="0.0043in" draw:rotation="0"/>
    <draw:hatch draw:name="Hatch_20_170" draw:display-name="Hatch 170" draw:style="single" draw:color="#000000" draw:distance="0.0043in" draw:rotation="0"/>
    <draw:hatch draw:name="Hatch_20_171" draw:display-name="Hatch 171" draw:style="single" draw:color="#000000" draw:distance="0.0043in" draw:rotation="0"/>
    <draw:hatch draw:name="Hatch_20_172" draw:display-name="Hatch 172" draw:style="single" draw:color="#000000" draw:distance="0.0043in" draw:rotation="0"/>
    <draw:hatch draw:name="Hatch_20_192" draw:display-name="Hatch 192" draw:style="single" draw:color="#000000" draw:distance="0.0043in" draw:rotation="0"/>
    <draw:hatch draw:name="Hatch_20_193" draw:display-name="Hatch 193" draw:style="single" draw:color="#000000" draw:distance="0.0043in" draw:rotation="0"/>
    <draw:hatch draw:name="Hatch_20_194" draw:display-name="Hatch 194" draw:style="single" draw:color="#000000" draw:distance="0.0043in" draw:rotation="0"/>
    <draw:hatch draw:name="Hatch_20_195" draw:display-name="Hatch 195" draw:style="single" draw:color="#000000" draw:distance="0.0043in" draw:rotation="0"/>
    <draw:hatch draw:name="Hatch_20_196" draw:display-name="Hatch 196" draw:style="single" draw:color="#000000" draw:distance="0.0043in" draw:rotation="0"/>
    <draw:hatch draw:name="Hatch_20_197" draw:display-name="Hatch 197" draw:style="single" draw:color="#000000" draw:distance="0.0043in" draw:rotation="0"/>
    <draw:hatch draw:name="Hatch_20_198" draw:display-name="Hatch 198" draw:style="single" draw:color="#000000" draw:distance="0.0043in" draw:rotation="0"/>
    <draw:hatch draw:name="Hatch_20_199" draw:display-name="Hatch 199" draw:style="single" draw:color="#000000" draw:distance="0.0043in" draw:rotation="0"/>
    <draw:hatch draw:name="Hatch_20_200" draw:display-name="Hatch 200" draw:style="single" draw:color="#000000" draw:distance="0.0043in" draw:rotation="0"/>
    <draw:hatch draw:name="Hatch_20_201" draw:display-name="Hatch 201" draw:style="single" draw:color="#000000" draw:distance="0.0043in" draw:rotation="0"/>
    <draw:hatch draw:name="Hatch_20_202" draw:display-name="Hatch 202" draw:style="single" draw:color="#000000" draw:distance="0.0043in" draw:rotation="0"/>
    <draw:hatch draw:name="Hatch_20_203" draw:display-name="Hatch 203" draw:style="single" draw:color="#000000" draw:distance="0.0043in" draw:rotation="0"/>
    <draw:hatch draw:name="Hatch_20_204" draw:display-name="Hatch 204" draw:style="single" draw:color="#000000" draw:distance="0.0043in" draw:rotation="0"/>
    <draw:hatch draw:name="Hatch_20_205" draw:display-name="Hatch 205" draw:style="single" draw:color="#000000" draw:distance="0.0043in" draw:rotation="0"/>
    <draw:hatch draw:name="Hatch_20_206" draw:display-name="Hatch 206" draw:style="single" draw:color="#000000" draw:distance="0.0043in" draw:rotation="0"/>
    <draw:hatch draw:name="Hatch_20_207" draw:display-name="Hatch 207" draw:style="single" draw:color="#000000" draw:distance="0.0043in" draw:rotation="0"/>
    <draw:hatch draw:name="Hatch_20_208" draw:display-name="Hatch 208" draw:style="single" draw:color="#000000" draw:distance="0.0043in" draw:rotation="0"/>
    <draw:hatch draw:name="Hatch_20_209" draw:display-name="Hatch 209" draw:style="single" draw:color="#000000" draw:distance="0.0043in" draw:rotation="0"/>
    <draw:hatch draw:name="Hatch_20_210" draw:display-name="Hatch 210" draw:style="single" draw:color="#000000" draw:distance="0.0043in" draw:rotation="0"/>
    <draw:hatch draw:name="Hatch_20_211" draw:display-name="Hatch 211" draw:style="single" draw:color="#000000" draw:distance="0.0043in" draw:rotation="0"/>
    <draw:hatch draw:name="Hatch_20_212" draw:display-name="Hatch 212" draw:style="single" draw:color="#000000" draw:distance="0.0043in" draw:rotation="0"/>
    <draw:hatch draw:name="Hatch_20_213" draw:display-name="Hatch 213" draw:style="single" draw:color="#000000" draw:distance="0.0043in" draw:rotation="0"/>
    <draw:hatch draw:name="Hatch_20_214" draw:display-name="Hatch 214" draw:style="single" draw:color="#000000" draw:distance="0.0043in" draw:rotation="0"/>
    <draw:hatch draw:name="Hatch_20_215" draw:display-name="Hatch 215" draw:style="single" draw:color="#000000" draw:distance="0.0043in" draw:rotation="0"/>
    <draw:hatch draw:name="Hatch_20_216" draw:display-name="Hatch 216" draw:style="single" draw:color="#000000" draw:distance="0.0043in" draw:rotation="0"/>
    <draw:hatch draw:name="Hatch_20_217" draw:display-name="Hatch 217" draw:style="single" draw:color="#000000" draw:distance="0.0043in" draw:rotation="0"/>
    <draw:hatch draw:name="Hatch_20_218" draw:display-name="Hatch 218" draw:style="single" draw:color="#000000" draw:distance="0.0043in" draw:rotation="0"/>
    <draw:hatch draw:name="Hatch_20_219" draw:display-name="Hatch 219" draw:style="single" draw:color="#000000" draw:distance="0.0043in" draw:rotation="0"/>
    <draw:hatch draw:name="Hatch_20_220" draw:display-name="Hatch 220" draw:style="single" draw:color="#000000" draw:distance="0.0043in" draw:rotation="0"/>
    <draw:hatch draw:name="Hatch_20_221" draw:display-name="Hatch 221" draw:style="single" draw:color="#000000" draw:distance="0.0043in" draw:rotation="0"/>
    <draw:hatch draw:name="Hatch_20_222" draw:display-name="Hatch 222" draw:style="single" draw:color="#000000" draw:distance="0.0043in" draw:rotation="0"/>
    <draw:hatch draw:name="Hatch_20_223" draw:display-name="Hatch 223" draw:style="single" draw:color="#000000" draw:distance="0.0043in" draw:rotation="0"/>
    <draw:hatch draw:name="Hatch_20_224" draw:display-name="Hatch 224" draw:style="single" draw:color="#000000" draw:distance="0.0043in" draw:rotation="0"/>
    <draw:hatch draw:name="Hatch_20_225" draw:display-name="Hatch 225" draw:style="single" draw:color="#000000" draw:distance="0.0043in" draw:rotation="0"/>
    <draw:hatch draw:name="Hatch_20_226" draw:display-name="Hatch 226" draw:style="single" draw:color="#000000" draw:distance="0.0043in" draw:rotation="0"/>
    <draw:hatch draw:name="Hatch_20_227" draw:display-name="Hatch 227" draw:style="single" draw:color="#000000" draw:distance="0.0043in" draw:rotation="0"/>
    <draw:hatch draw:name="Hatch_20_228" draw:display-name="Hatch 228" draw:style="single" draw:color="#000000" draw:distance="0.0043in" draw:rotation="0"/>
    <draw:hatch draw:name="Hatch_20_229" draw:display-name="Hatch 229" draw:style="single" draw:color="#000000" draw:distance="0.0043in" draw:rotation="0"/>
    <draw:hatch draw:name="Hatch_20_230" draw:display-name="Hatch 230" draw:style="single" draw:color="#000000" draw:distance="0.0043in" draw:rotation="0"/>
    <draw:hatch draw:name="Hatch_20_231" draw:display-name="Hatch 231" draw:style="single" draw:color="#000000" draw:distance="0.0043in" draw:rotation="0"/>
    <draw:hatch draw:name="Hatch_20_232" draw:display-name="Hatch 232" draw:style="single" draw:color="#000000" draw:distance="0.0043in" draw:rotation="0"/>
    <draw:hatch draw:name="Hatch_20_233" draw:display-name="Hatch 233" draw:style="single" draw:color="#000000" draw:distance="0.0043in" draw:rotation="0"/>
    <draw:hatch draw:name="Hatch_20_234" draw:display-name="Hatch 234" draw:style="single" draw:color="#000000" draw:distance="0.0043in" draw:rotation="0"/>
    <draw:hatch draw:name="Hatch_20_235" draw:display-name="Hatch 235" draw:style="single" draw:color="#000000" draw:distance="0.0043in" draw:rotation="0"/>
    <draw:hatch draw:name="Hatch_20_236" draw:display-name="Hatch 236" draw:style="single" draw:color="#000000" draw:distance="0.0043in" draw:rotation="0"/>
    <draw:hatch draw:name="Hatch_20_237" draw:display-name="Hatch 237" draw:style="single" draw:color="#000000" draw:distance="0.0043in" draw:rotation="0"/>
    <draw:hatch draw:name="Hatch_20_238" draw:display-name="Hatch 238" draw:style="single" draw:color="#000000" draw:distance="0.0043in" draw:rotation="0"/>
    <draw:hatch draw:name="Hatch_20_239" draw:display-name="Hatch 239" draw:style="single" draw:color="#000000" draw:distance="0.0043in" draw:rotation="0"/>
    <draw:hatch draw:name="Hatch_20_240" draw:display-name="Hatch 240" draw:style="single" draw:color="#000000" draw:distance="0.0043in" draw:rotation="0"/>
    <draw:hatch draw:name="Hatch_20_241" draw:display-name="Hatch 241" draw:style="single" draw:color="#000000" draw:distance="0.0043in" draw:rotation="0"/>
    <draw:hatch draw:name="Hatch_20_242" draw:display-name="Hatch 242" draw:style="single" draw:color="#000000" draw:distance="0.0043in" draw:rotation="0"/>
    <draw:hatch draw:name="Hatch_20_243" draw:display-name="Hatch 243" draw:style="single" draw:color="#000000" draw:distance="0.0043in" draw:rotation="0"/>
    <draw:hatch draw:name="Hatch_20_244" draw:display-name="Hatch 244" draw:style="single" draw:color="#000000" draw:distance="0.0043in" draw:rotation="0"/>
    <draw:hatch draw:name="Hatch_20_245" draw:display-name="Hatch 245" draw:style="single" draw:color="#000000" draw:distance="0.0043in" draw:rotation="0"/>
    <draw:hatch draw:name="Hatch_20_246" draw:display-name="Hatch 246" draw:style="single" draw:color="#000000" draw:distance="0.0043in" draw:rotation="0"/>
    <draw:hatch draw:name="Hatch_20_247" draw:display-name="Hatch 247" draw:style="single" draw:color="#000000" draw:distance="0.0043in" draw:rotation="0"/>
    <draw:hatch draw:name="Hatch_20_248" draw:display-name="Hatch 248" draw:style="single" draw:color="#000000" draw:distance="0.0043in" draw:rotation="0"/>
    <draw:hatch draw:name="Hatch_20_249" draw:display-name="Hatch 249" draw:style="single" draw:color="#000000" draw:distance="0.0043in" draw:rotation="0"/>
    <draw:hatch draw:name="Hatch_20_250" draw:display-name="Hatch 250" draw:style="single" draw:color="#000000" draw:distance="0.0043in" draw:rotation="0"/>
    <draw:hatch draw:name="Hatch_20_251" draw:display-name="Hatch 251" draw:style="single" draw:color="#000000" draw:distance="0.0043in" draw:rotation="0"/>
    <draw:hatch draw:name="Hatch_20_252" draw:display-name="Hatch 252" draw:style="single" draw:color="#000000" draw:distance="0.0043in" draw:rotation="0"/>
    <draw:hatch draw:name="Hatch_20_253" draw:display-name="Hatch 253" draw:style="single" draw:color="#000000" draw:distance="0.0043in" draw:rotation="0"/>
    <draw:hatch draw:name="Hatch_20_254" draw:display-name="Hatch 254" draw:style="single" draw:color="#000000" draw:distance="0.0043in" draw:rotation="0"/>
    <draw:hatch draw:name="Hatch_20_255" draw:display-name="Hatch 255" draw:style="single" draw:color="#000000" draw:distance="0.0043in" draw:rotation="0"/>
    <draw:hatch draw:name="Hatch_20_256" draw:display-name="Hatch 256" draw:style="single" draw:color="#000000" draw:distance="0.0043in" draw:rotation="0"/>
    <draw:hatch draw:name="Hatch_20_257" draw:display-name="Hatch 257" draw:style="single" draw:color="#000000" draw:distance="0.0043in" draw:rotation="0"/>
    <draw:hatch draw:name="Hatch_20_258" draw:display-name="Hatch 258" draw:style="single" draw:color="#000000" draw:distance="0.0043in" draw:rotation="0"/>
    <draw:hatch draw:name="Hatch_20_259" draw:display-name="Hatch 259" draw:style="single" draw:color="#000000" draw:distance="0.0043in" draw:rotation="0"/>
    <draw:hatch draw:name="Hatch_20_260" draw:display-name="Hatch 260" draw:style="single" draw:color="#000000" draw:distance="0.0043in" draw:rotation="0"/>
    <draw:hatch draw:name="Hatch_20_261" draw:display-name="Hatch 261" draw:style="single" draw:color="#000000" draw:distance="0.0043in" draw:rotation="0"/>
    <draw:hatch draw:name="Hatch_20_262" draw:display-name="Hatch 262" draw:style="single" draw:color="#000000" draw:distance="0.0043in" draw:rotation="0"/>
    <draw:hatch draw:name="Hatch_20_263" draw:display-name="Hatch 263" draw:style="single" draw:color="#000000" draw:distance="0.0043in" draw:rotation="0"/>
    <draw:hatch draw:name="Hatch_20_264" draw:display-name="Hatch 264" draw:style="single" draw:color="#000000" draw:distance="0.0043in" draw:rotation="0"/>
    <draw:hatch draw:name="Hatch_20_265" draw:display-name="Hatch 265" draw:style="single" draw:color="#000000" draw:distance="0.0043in" draw:rotation="0"/>
    <draw:hatch draw:name="Hatch_20_266" draw:display-name="Hatch 266" draw:style="single" draw:color="#000000" draw:distance="0.0043in" draw:rotation="0"/>
    <draw:hatch draw:name="Hatch_20_267" draw:display-name="Hatch 267" draw:style="single" draw:color="#000000" draw:distance="0.0043in" draw:rotation="0"/>
    <draw:hatch draw:name="Hatch_20_42" draw:display-name="Hatch 42" draw:style="single" draw:color="#000000" draw:distance="0.0043in" draw:rotation="0"/>
    <draw:hatch draw:name="Hatch_20_43" draw:display-name="Hatch 43" draw:style="single" draw:color="#000000" draw:distance="0.0043in" draw:rotation="0"/>
    <draw:hatch draw:name="Hatch_20_44" draw:display-name="Hatch 44" draw:style="single" draw:color="#000000" draw:distance="0.0043in" draw:rotation="0"/>
    <draw:hatch draw:name="Hatch_20_45" draw:display-name="Hatch 45" draw:style="single" draw:color="#000000" draw:distance="0.0043in" draw:rotation="0"/>
    <draw:hatch draw:name="Hatch_20_46" draw:display-name="Hatch 46" draw:style="single" draw:color="#000000" draw:distance="0.0043in" draw:rotation="0"/>
    <draw:hatch draw:name="Hatch_20_47" draw:display-name="Hatch 47" draw:style="single" draw:color="#000000" draw:distance="0.0043in" draw:rotation="0"/>
    <draw:hatch draw:name="Hatch_20_48" draw:display-name="Hatch 48" draw:style="single" draw:color="#000000" draw:distance="0.0043in" draw:rotation="0"/>
    <draw:hatch draw:name="Hatch_20_49" draw:display-name="Hatch 49" draw:style="single" draw:color="#000000" draw:distance="0.0043in" draw:rotation="0"/>
    <draw:hatch draw:name="Hatch_20_50" draw:display-name="Hatch 50" draw:style="single" draw:color="#000000" draw:distance="0.0043in" draw:rotation="0"/>
    <draw:hatch draw:name="Hatch_20_51" draw:display-name="Hatch 51" draw:style="single" draw:color="#000000" draw:distance="0.0043in" draw:rotation="0"/>
    <draw:hatch draw:name="Hatch_20_52" draw:display-name="Hatch 52" draw:style="single" draw:color="#000000" draw:distance="0.0043in" draw:rotation="0"/>
    <draw:hatch draw:name="Hatch_20_53" draw:display-name="Hatch 53" draw:style="single" draw:color="#000000" draw:distance="0.0043in" draw:rotation="0"/>
    <draw:hatch draw:name="Hatch_20_54" draw:display-name="Hatch 54" draw:style="single" draw:color="#000000" draw:distance="0.0043in" draw:rotation="0"/>
    <draw:hatch draw:name="Hatch_20_55" draw:display-name="Hatch 55" draw:style="single" draw:color="#000000" draw:distance="0.0043in" draw:rotation="0"/>
    <draw:hatch draw:name="Hatch_20_72" draw:display-name="Hatch 72" draw:style="single" draw:color="#000000" draw:distance="0.0043in" draw:rotation="0"/>
    <draw:hatch draw:name="Hatch_20_73" draw:display-name="Hatch 73" draw:style="single" draw:color="#000000" draw:distance="0.0043in" draw:rotation="0"/>
    <draw:hatch draw:name="Hatch_20_74" draw:display-name="Hatch 74" draw:style="single" draw:color="#000000" draw:distance="0.0043in" draw:rotation="0"/>
    <draw:hatch draw:name="Hatch_20_75" draw:display-name="Hatch 75" draw:style="single" draw:color="#000000" draw:distance="0.0043in" draw:rotation="0"/>
    <draw:hatch draw:name="Hatch_20_76" draw:display-name="Hatch 76" draw:style="single" draw:color="#000000" draw:distance="0.0043in" draw:rotation="0"/>
    <draw:hatch draw:name="Hatch_20_77" draw:display-name="Hatch 77" draw:style="single" draw:color="#000000" draw:distance="0.0043in" draw:rotation="0"/>
    <draw:hatch draw:name="Hatch_20_78" draw:display-name="Hatch 78" draw:style="single" draw:color="#000000" draw:distance="0.0043in" draw:rotation="0"/>
    <draw:hatch draw:name="Hatch_20_79" draw:display-name="Hatch 79" draw:style="single" draw:color="#000000" draw:distance="0.0043in" draw:rotation="0"/>
    <draw:hatch draw:name="Hatch_20_80" draw:display-name="Hatch 80" draw:style="single" draw:color="#000000" draw:distance="0.0043in" draw:rotation="0"/>
    <draw:hatch draw:name="Hatch_20_81" draw:display-name="Hatch 81" draw:style="single" draw:color="#000000" draw:distance="0.0043in" draw:rotation="0"/>
    <draw:hatch draw:name="Hatch_20_82" draw:display-name="Hatch 82" draw:style="single" draw:color="#000000" draw:distance="0.0043in" draw:rotation="0"/>
    <draw:hatch draw:name="Hatch_20_83" draw:display-name="Hatch 83" draw:style="single" draw:color="#000000" draw:distance="0.0043in" draw:rotation="0"/>
    <draw:hatch draw:name="Hatch_20_84" draw:display-name="Hatch 84" draw:style="single" draw:color="#000000" draw:distance="0.0043in" draw:rotation="0"/>
    <draw:hatch draw:name="Hatch_20_85" draw:display-name="Hatch 85" draw:style="single" draw:color="#000000" draw:distance="0.0043in" draw:rotation="0"/>
    <draw:hatch draw:name="Hatch_20_86" draw:display-name="Hatch 86" draw:style="single" draw:color="#000000" draw:distance="0.0043in" draw:rotation="0"/>
    <draw:hatch draw:name="Hatch_20_87" draw:display-name="Hatch 87" draw:style="single" draw:color="#000000" draw:distance="0.0043in" draw:rotation="0"/>
    <draw:hatch draw:name="Hatch_20_88" draw:display-name="Hatch 88" draw:style="single" draw:color="#000000" draw:distance="0.0043in" draw:rotation="0"/>
    <draw:hatch draw:name="Hatch_20_89" draw:display-name="Hatch 89" draw:style="single" draw:color="#000000" draw:distance="0.0043in" draw:rotation="0"/>
    <draw:hatch draw:name="Hatch_20_90" draw:display-name="Hatch 90" draw:style="single" draw:color="#000000" draw:distance="0.0043in" draw:rotation="0"/>
    <draw:hatch draw:name="Hatch_20_91" draw:display-name="Hatch 91" draw:style="single" draw:color="#000000" draw:distance="0.0043in" draw:rotation="0"/>
    <draw:hatch draw:name="Hatch_20_92" draw:display-name="Hatch 92" draw:style="single" draw:color="#000000" draw:distance="0.0043in" draw:rotation="0"/>
    <draw:hatch draw:name="Hatch_20_93" draw:display-name="Hatch 93" draw:style="single" draw:color="#000000" draw:distance="0.0043in" draw:rotation="0"/>
    <draw:hatch draw:name="Hatch_20_94" draw:display-name="Hatch 94" draw:style="single" draw:color="#000000" draw:distance="0.0043in" draw:rotation="0"/>
    <draw:hatch draw:name="Hatch_20_95" draw:display-name="Hatch 95" draw:style="single" draw:color="#000000" draw:distance="0.0043in" draw:rotation="0"/>
    <draw:hatch draw:name="Hatch_20_96" draw:display-name="Hatch 96" draw:style="single" draw:color="#000000" draw:distance="0.0043in" draw:rotation="0"/>
    <draw:hatch draw:name="Hatch_20_97" draw:display-name="Hatch 97" draw:style="single" draw:color="#000000" draw:distance="0.0043in" draw:rotation="0"/>
    <draw:hatch draw:name="Hatch_20_98" draw:display-name="Hatch 98" draw:style="single" draw:color="#000000" draw:distance="0.0043in" draw:rotation="0"/>
    <draw:hatch draw:name="Hatch_20_99" draw:display-name="Hatch 99"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l-10 30h20z"/>
    <draw:stroke-dash draw:name="_32__20_Dots_20_1_20_Dash" draw:display-name="2 Dots 1 Dash" draw:style="rect" draw:dots1="2" draw:dots2="1" draw:dots2-length="0.0453in" draw:distance="0.0453in"/>
    <draw:stroke-dash draw:name="Dashed_20__28_var_29__20_43" draw:display-name="Dashed (var) 43" draw:style="rect" draw:dots1="1" draw:dots1-length="0.0043in" draw:dots2="1" draw:dots2-length="0.0043in" draw:distance="0.0043in"/>
    <draw:stroke-dash draw:name="Dashed_20__28_var_29__20_44" draw:display-name="Dashed (var) 44" draw:style="rect" draw:dots1="1" draw:dots1-length="0.0043in" draw:dots2="1" draw:dots2-length="0.0043in" draw:distance="0.0043in"/>
    <draw:stroke-dash draw:name="Dashed_20__28_var_29__20_45" draw:display-name="Dashed (var) 45" draw:style="rect" draw:dots1="1" draw:dots1-length="0.0043in" draw:dots2="1" draw:dots2-length="0.0043in" draw:distance="0.0043in"/>
    <draw:stroke-dash draw:name="Dashed_20__28_var_29__20_46" draw:display-name="Dashed (var) 46" draw:style="rect" draw:dots1="1" draw:dots1-length="0.0043in" draw:dots2="1" draw:dots2-length="0.0043in" draw:distance="0.0043in"/>
    <draw:stroke-dash draw:name="Dashed_20__28_var_29__20_47" draw:display-name="Dashed (var) 47" draw:style="rect" draw:dots1="1" draw:dots1-length="0.0043in" draw:dots2="1" draw:dots2-length="0.0043in" draw:distance="0.0043in"/>
    <draw:stroke-dash draw:name="Dashed_20__28_var_29__20_48" draw:display-name="Dashed (var) 48" draw:style="rect" draw:dots1="1" draw:dots1-length="0.0043in" draw:dots2="1" draw:dots2-length="0.0043in" draw:distance="0.0043in"/>
    <draw:stroke-dash draw:name="Dashed_20__28_var_29__20_49" draw:display-name="Dashed (var) 49" draw:style="rect" draw:dots1="1" draw:dots1-length="0.0043in" draw:dots2="1" draw:dots2-length="0.0043in" draw:distance="0.0043in"/>
    <draw:stroke-dash draw:name="Dashed_20__28_var_29__20_50" draw:display-name="Dashed (var) 50" draw:style="rect" draw:dots1="1" draw:dots1-length="0.0043in" draw:dots2="1" draw:dots2-length="0.0043in" draw:distance="0.0043in"/>
    <draw:stroke-dash draw:name="Dashed_20__28_var_29__20_51" draw:display-name="Dashed (var) 51" draw:style="rect" draw:dots1="1" draw:dots1-length="0.0043in" draw:dots2="1" draw:dots2-length="0.0043in" draw:distance="0.0043in"/>
    <draw:stroke-dash draw:name="Dashed_20__28_var_29__20_52" draw:display-name="Dashed (var) 52" draw:style="rect" draw:dots1="1" draw:dots1-length="0.0043in" draw:dots2="1" draw:dots2-length="0.0043in" draw:distance="0.0043in"/>
    <draw:stroke-dash draw:name="Dashed_20__28_var_29__20_53" draw:display-name="Dashed (var) 53" draw:style="rect" draw:dots1="1" draw:dots1-length="0.0043in" draw:dots2="1" draw:dots2-length="0.0043in" draw:distance="0.0043in"/>
    <draw:stroke-dash draw:name="Dashed_20__28_var_29__20_54" draw:display-name="Dashed (var) 54" draw:style="rect" draw:dots1="1" draw:dots1-length="0.0043in" draw:dots2="1" draw:dots2-length="0.0043in" draw:distance="0.0043in"/>
    <draw:stroke-dash draw:name="Dashed_20__28_var_29__20_55" draw:display-name="Dashed (var) 55" draw:style="rect" draw:dots1="1" draw:dots1-length="0.0043in" draw:dots2="1" draw:dots2-length="0.0043in" draw:distance="0.0043in"/>
    <draw:stroke-dash draw:name="Dashed_20__28_var_29__20_56" draw:display-name="Dashed (var) 56" draw:style="rect" draw:dots1="1" draw:dots1-length="0.0043in" draw:dots2="1" draw:dots2-length="0.0043in" draw:distance="0.0043in"/>
    <draw:stroke-dash draw:name="Fine_20_Dashed" draw:display-name="Fine Dashed" draw:style="rect" draw:dots1="1" draw:dots1-length="112%" draw:distance="112%"/>
    <draw:stroke-dash draw:name="Ultrafine_20_2_20_Dots_20_3_20_Dashes" draw:display-name="Ultrafine 2 Dots 3 Dashes" draw:style="rect" draw:dots1="2" draw:dots1-length="0.0114in" draw:dots2="3" draw:dots2-length="0.0567in" draw:distance="0.0283in"/>
    <draw:stroke-dash draw:name="Ultrafine_20_Dotted_20__28_var_29_" draw:display-name="Ultrafine Dotted (var)" draw:style="rect" draw:dots1="1" draw:distance="28%"/>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2"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kka Laitio</meta:initial-creator>
    <meta:creation-date>2014-07-02T12:46:15</meta:creation-date>
    <dc:date>2015-08-06T08:50:29.558971059</dc:date>
    <meta:editing-duration>P5DT3H38M50S</meta:editing-duration>
    <meta:editing-cycles>222</meta:editing-cycles>
    <meta:generator>LibreOffice/4.2.6.3$Linux_X86_64 LibreOffice_project/420$Build-3</meta:generator>
    <meta:print-date>2015-07-14T12:31:06.048641690</meta:print-date>
    <meta:document-statistic meta:table-count="5" meta:image-count="0" meta:object-count="0" meta:page-count="7" meta:paragraph-count="62" meta:word-count="924" meta:character-count="6050" meta:non-whitespace-character-count="5142"/>
    <meta:user-defined meta:name="Info 1"/>
    <meta:user-defined meta:name="Info 2"/>
    <meta:user-defined meta:name="Info 3"/>
    <meta:user-defined meta:name="Info 4"/>
  </office:meta>
</office:document-meta>
</file>